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5.75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15.09cm"/>
    </style:style>
    <style:style style:name="co10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686cm"/>
    </style:style>
    <style:style style:name="co14" style:family="table-column">
      <style:table-column-properties fo:break-before="auto" style:column-width="2.865cm"/>
    </style:style>
    <style:style style:name="co15" style:family="table-column">
      <style:table-column-properties fo:break-before="auto" style:column-width="4.18cm"/>
    </style:style>
    <style:style style:name="co16" style:family="table-column">
      <style:table-column-properties fo:break-before="auto" style:column-width="2.263cm"/>
    </style:style>
    <style:style style:name="co17" style:family="table-column">
      <style:table-column-properties fo:break-before="auto" style:column-width="2.916cm"/>
    </style:style>
    <style:style style:name="co18" style:family="table-column">
      <style:table-column-properties fo:break-before="auto" style:column-width="6.791cm"/>
    </style:style>
    <style:style style:name="co1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2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3.844cm" fo:break-before="auto" style:use-optimal-row-height="true"/>
    </style:style>
    <style:style style:name="ro14" style:family="table-row">
      <style:table-row-properties style:row-height="2.157cm" fo:break-before="auto" style:use-optimal-row-height="true"/>
    </style:style>
    <style:style style:name="ro15" style:family="table-row">
      <style:table-row-properties style:row-height="3cm" fo:break-before="auto" style:use-optimal-row-height="tru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.263cm" fo:break-before="auto" style:use-optimal-row-height="false"/>
    </style:style>
    <style:style style:name="ro18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52" style:family="table-cell" style:parent-style-name="Default">
      <style:table-cell-properties fo:wrap-option="wrap" style:vertical-align="middle"/>
      <style:text-properties style:font-name="Arial" fo:font-size="10pt"/>
    </style:style>
    <style:style style:name="ce53" style:family="table-cell" style:parent-style-name="Default">
      <style:table-cell-properties style:vertical-align="middle"/>
      <style:text-properties style:font-name="Arial" fo:font-size="10pt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5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3" style:family="table-cell" style:parent-style-name="Default">
      <style:table-cell-properties fo:wrap-option="wra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Arial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wrap-option="wrap" style:vertical-align="middle"/>
      <style:text-properties fo:color="#000000" style:font-name="Arial" fo:font-size="10pt" fo:font-weight="bold" style:font-name-asian="Arial" style:font-size-asian="10pt" style:font-name-complex="Tahoma" style:font-size-complex="10pt"/>
    </style:style>
    <style:style style:name="ce6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8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69" style:family="table-cell" style:parent-style-name="Default">
      <style:table-cell-properties fo:wrap-option="wrap"/>
      <style:text-properties style:font-name="Arial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8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fo:wrap-option="wrap"/>
      <style:text-properties style:font-name="Arial" fo:font-size="10pt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0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8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13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29" style:family="table-cell" style:parent-style-name="Default">
      <style:table-cell-properties fo:background-color="#000080"/>
      <style:text-properties fo:color="#ffffff" fo:font-size="12pt" fo:font-weight="bold"/>
    </style:style>
    <style:style style:name="ce130" style:family="table-cell" style:parent-style-name="Default">
      <style:table-cell-properties fo:background-color="#00b8ff" style:text-align-source="fix" style:repeat-content="false"/>
      <style:paragraph-properties fo:text-align="start" fo:margin-left="0cm"/>
      <style:text-properties style:use-window-font-color="true" fo:font-size="12pt" fo:font-weight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9pt" style:font-size-asian="9pt" style:font-name-complex="Arial1" style:font-size-complex="9pt"/>
    </style:style>
    <style:style style:name="ce132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3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color="#000000" style:font-name="Arial" fo:font-weight="bold" style:font-name-asian="Arial" style:language-asian="en" style:country-asian="US" style:font-name-complex="Tahoma" style:language-complex="en" style:country-complex="US"/>
    </style:style>
    <style:style style:name="T3" style:family="text">
      <style:text-properties fo:color="#000000" fo:font-weight="bold" style:font-name-asian="Arial" style:font-size-asian="10pt" style:font-name-complex="Tahoma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37cm" table:end-y="0.397cm" draw:z-index="0" draw:name="Graphics 3" draw:style-name="gr1" draw:text-style-name="P1" svg:width="5.872cm" svg:height="2.868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LF-KS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float" office:value="40822">
            <text:p>6-Oct-11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KS 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ooc:=[Summary_Report.F24]" office:value-type="float" office:value="7">
            <text:p>7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8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822">
            <text:p>6-Oct-11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Write Regression test for KS</text:p>
          </table:table-cell>
          <table:table-cell table:style-name="ce34" office:value-type="string">
            <text:p>hang_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21"/>
          <table:table-cell table:style-name="ce26"/>
          <table:table-cell table:style-name="ce27"/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7" table:number-columns-repeated="2"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5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5" table:number-columns-repeated="2"/>
          <table:table-cell table:style-name="ce41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5" table:number-columns-repeated="2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5"/>
          <table:table-cell table:style-name="ce36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52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44"/>
          <table:table-cell table:style-name="ce62" office:value-type="string" table:number-columns-spanned="1" table:number-rows-spanned="2">
            <text:p>BugID</text:p>
          </table:table-cell>
          <table:table-cell table:style-name="ce62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number-columns-repeated="2" table:style-name="ce62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5" office:value-type="string" table:number-columns-spanned="4" table:number-rows-spanned="1">
            <text:p>Bugs v.2.1.6</text:p>
          </table:table-cell>
          <table:covered-table-cell table:style-name="ce44"/>
          <table:covered-table-cell table:number-columns-repeated="2" table:style-name="ce62"/>
          <table:table-cell table:style-name="ce19" table:number-columns-repeated="252"/>
        </table:table-row>
        <table:table-row table:style-name="ro7">
          <table:table-cell table:style-name="ce46" office:value-type="string">
            <text:p>REG_PLF306_KS_001</text:p>
          </table:table-cell>
          <table:table-cell table:style-name="ce54" office:value-type="string">
            <text:p>Check Popup Resize in Settings form</text:p>
          </table:table-cell>
          <table:table-cell table:style-name="ce63" office:value-type="string">
            <text:p><text:span text:style-name="T2">KS-3407</text:span></text:p>
            <text:p><text:span text:style-name="T2">CCP_835</text:span></text:p>
          </table:table-cell>
          <table:table-cell table:style-name="ce66" office:value-type="string">
            <text:p>Minor</text:p>
          </table:table-cell>
          <table:table-cell table:style-name="ce70"/>
          <table:table-cell table:style-name="ce69" table:number-columns-repeated="250"/>
          <table:table-cell table:style-name="ce70"/>
        </table:table-row>
        <table:table-row table:style-name="ro1">
          <table:table-cell table:style-name="ce45" office:value-type="string" table:number-columns-spanned="4" table:number-rows-spanned="1">
            <text:p>Bugs v.2.1.5</text:p>
          </table:table-cell>
          <table:covered-table-cell table:number-columns-repeated="2" table:style-name="ce52"/>
          <table:covered-table-cell table:style-name="ce69"/>
          <table:table-cell table:style-name="ce69" table:number-columns-repeated="251"/>
          <table:table-cell table:style-name="ce70"/>
        </table:table-row>
        <table:table-row table:style-name="ro7">
          <table:table-cell table:style-name="ce46" office:value-type="string">
            <text:p>REG_PLF_305_KS_001</text:p>
          </table:table-cell>
          <table:table-cell table:style-name="ce55" office:value-type="string">
            <text:p>Check An inactive and/or disapproved question is always visible in FAQ </text:p>
          </table:table-cell>
          <table:table-cell table:style-name="ce63" office:value-type="string">
            <text:p><text:span text:style-name="T2">KS-3035</text:span></text:p>
            <text:p><text:span text:style-name="T2">CCP_638</text:span></text:p>
          </table:table-cell>
          <table:table-cell table:style-name="ce52" office:value-type="string">
            <text:p>High</text:p>
          </table:table-cell>
          <table:table-cell/>
          <table:table-cell table:style-name="ce69" table:number-columns-repeated="250"/>
          <table:table-cell table:style-name="ce70"/>
        </table:table-row>
        <table:table-row table:style-name="ro7">
          <table:table-cell table:style-name="ce46" office:value-type="string">
            <text:p>REG_PLF_305_KS_002</text:p>
          </table:table-cell>
          <table:table-cell table:style-name="ce56" office:value-type="string">
            <text:p>Forum "Private Message" posts are visible in the global activity stream</text:p>
          </table:table-cell>
          <table:table-cell table:style-name="ce63" office:value-type="string">
            <text:p><text:span text:style-name="T2">KS-3160</text:span></text:p>
            <text:p><text:span text:style-name="T2">CCP_855</text:span></text:p>
          </table:table-cell>
          <table:table-cell table:style-name="ce52" office:value-type="string">
            <text:p>High</text:p>
          </table:table-cell>
          <table:table-cell/>
          <table:table-cell table:style-name="ce69" table:number-columns-repeated="250"/>
          <table:table-cell table:style-name="ce70"/>
        </table:table-row>
        <table:table-row table:style-name="ro7">
          <table:table-cell table:style-name="ce47" office:value-type="string">
            <text:p>REG_PLF_305_KS_003</text:p>
          </table:table-cell>
          <table:table-cell table:style-name="ce57" office:value-type="string">
            <text:p>Check FN/LN display in vote</text:p>
          </table:table-cell>
          <table:table-cell table:style-name="ce64" office:value-type="string">
            <text:p><text:span text:style-name="T3">KS-3214</text:span></text:p>
            <text:p><text:span text:style-name="T3">CCP_888</text:span></text:p>
          </table:table-cell>
          <table:table-cell table:style-name="ce52" office:value-type="string">
            <text:p>High</text:p>
          </table:table-cell>
          <table:table-cell table:style-name="ce69" table:number-columns-repeated="251"/>
          <table:table-cell table:style-name="ce70"/>
        </table:table-row>
        <table:table-row table:style-name="ro7">
          <table:table-cell table:style-name="ce47" office:value-type="string">
            <text:p>REG_PLF_305_KS_004</text:p>
          </table:table-cell>
          <table:table-cell table:style-name="ce57" office:value-type="string">
            <text:p>Polls are visible for all users</text:p>
          </table:table-cell>
          <table:table-cell table:style-name="ce64" office:value-type="string">
            <text:p><text:span text:style-name="T3">KS-3224</text:span></text:p>
            <text:p><text:span text:style-name="T3">CCP_896</text:span></text:p>
          </table:table-cell>
          <table:table-cell table:style-name="ce52" office:value-type="string">
            <text:p>High</text:p>
          </table:table-cell>
          <table:table-cell table:style-name="ce69" table:number-columns-repeated="251"/>
          <table:table-cell table:style-name="ce70"/>
        </table:table-row>
        <table:table-row table:style-name="ro1">
          <table:table-cell table:style-name="ce45" office:value-type="string" table:number-columns-spanned="4" table:number-rows-spanned="1">
            <text:p>Bugs v.2.1.4</text:p>
          </table:table-cell>
          <table:covered-table-cell table:number-columns-repeated="2" table:style-name="ce52"/>
          <table:covered-table-cell table:style-name="ce69"/>
          <table:table-cell table:style-name="ce69" table:number-columns-repeated="251"/>
          <table:table-cell table:style-name="ce70"/>
        </table:table-row>
        <table:table-row table:style-name="ro7">
          <table:table-cell table:style-name="ce46" office:value-type="string">
            <text:p>REG_PLF_304_KS_001</text:p>
          </table:table-cell>
          <table:table-cell table:style-name="ce54" office:value-type="string">
            <text:p>Check The Maximum number of on line users</text:p>
          </table:table-cell>
          <table:table-cell table:style-name="ce65" office:value-type="string">
            <text:p>KS-3065</text:p>
            <text:p>CCP_786</text:p>
          </table:table-cell>
          <table:table-cell table:style-name="ce59" office:value-type="string">
            <text:p>Minor</text:p>
          </table:table-cell>
          <table:table-cell table:style-name="ce69" table:number-columns-repeated="251"/>
          <table:table-cell table:style-name="ce70"/>
        </table:table-row>
        <table:table-row table:style-name="ro7">
          <table:table-cell table:style-name="ce46" office:value-type="string">
            <text:p>REG_PLF_304_KS_001</text:p>
          </table:table-cell>
          <table:table-cell table:style-name="ce58" office:value-type="string">
            <text:p>Check French translation in Faq Answer portlet</text:p>
          </table:table-cell>
          <table:table-cell table:style-name="ce65" office:value-type="string">
            <text:p>KS-3075</text:p>
            <text:p>CCP_796</text:p>
          </table:table-cell>
          <table:table-cell table:style-name="ce59" office:value-type="string">
            <text:p>Minor</text:p>
          </table:table-cell>
          <table:table-cell table:style-name="ce69" table:number-columns-repeated="251"/>
          <table:table-cell table:style-name="ce70"/>
        </table:table-row>
        <table:table-row table:style-name="ro1">
          <table:table-cell table:style-name="ce48"/>
          <table:table-cell table:style-name="ce59"/>
          <table:table-cell table:style-name="ce52"/>
          <table:table-cell table:style-name="ce59"/>
          <table:table-cell table:style-name="ce69" table:number-columns-repeated="251"/>
          <table:table-cell table:style-name="ce70"/>
        </table:table-row>
        <table:table-row table:style-name="ro1">
          <table:table-cell table:style-name="ce48"/>
          <table:table-cell table:style-name="ce59" table:number-columns-repeated="3"/>
          <table:table-cell table:style-name="ce69" table:number-columns-repeated="251"/>
          <table:table-cell table:style-name="ce70"/>
        </table:table-row>
        <table:table-row table:style-name="ro1">
          <table:table-cell table:style-name="ce48"/>
          <table:table-cell table:style-name="ce60"/>
          <table:table-cell table:style-name="ce59" table:number-columns-repeated="2"/>
          <table:table-cell table:style-name="ce69" table:number-columns-repeated="251"/>
          <table:table-cell table:style-name="ce70"/>
        </table:table-row>
        <table:table-row table:style-name="ro1">
          <table:table-cell table:style-name="ce48"/>
          <table:table-cell table:style-name="ce60"/>
          <table:table-cell table:style-name="ce66"/>
          <table:table-cell table:style-name="ce59"/>
          <table:table-cell table:style-name="ce69" table:number-columns-repeated="251"/>
          <table:table-cell table:style-name="ce70"/>
        </table:table-row>
        <table:table-row table:style-name="ro1">
          <table:table-cell table:style-name="ce49" table:number-columns-spanned="4" table:number-rows-spanned="1"/>
          <table:covered-table-cell table:number-columns-repeated="2" table:style-name="ce52"/>
          <table:covered-table-cell table:style-name="ce69"/>
          <table:table-cell table:style-name="ce69" table:number-columns-repeated="251"/>
          <table:table-cell table:style-name="ce70"/>
        </table:table-row>
        <table:table-row table:style-name="ro1">
          <table:table-cell table:style-name="ce48"/>
          <table:table-cell table:style-name="ce60"/>
          <table:table-cell table:style-name="ce67"/>
          <table:table-cell table:style-name="ce69" table:number-columns-repeated="252"/>
          <table:table-cell table:style-name="ce70"/>
        </table:table-row>
        <table:table-row table:style-name="ro1">
          <table:table-cell table:style-name="ce48"/>
          <table:table-cell table:style-name="ce60"/>
          <table:table-cell table:style-name="ce59"/>
          <table:table-cell table:style-name="ce69" table:number-columns-repeated="252"/>
          <table:table-cell table:style-name="ce70"/>
        </table:table-row>
        <table:table-row table:style-name="ro1">
          <table:table-cell table:style-name="ce49" table:number-columns-spanned="4" table:number-rows-spanned="1"/>
          <table:covered-table-cell table:number-columns-repeated="2" table:style-name="ce52"/>
          <table:covered-table-cell table:style-name="ce69"/>
          <table:table-cell table:style-name="ce69" table:number-columns-repeated="251"/>
          <table:table-cell table:style-name="ce70"/>
        </table:table-row>
        <table:table-row table:style-name="ro1" table:number-rows-repeated="4">
          <table:table-cell table:style-name="ce50"/>
          <table:table-cell table:style-name="ce60"/>
          <table:table-cell table:style-name="ce59"/>
          <table:table-cell table:style-name="ce69" table:number-columns-repeated="252"/>
          <table:table-cell table:style-name="ce70"/>
        </table:table-row>
        <table:table-row table:style-name="ro1">
          <table:table-cell table:style-name="ce49" table:number-columns-spanned="4" table:number-rows-spanned="1"/>
          <table:covered-table-cell table:number-columns-repeated="2" table:style-name="ce52"/>
          <table:covered-table-cell table:style-name="ce69"/>
          <table:table-cell table:style-name="ce69" table:number-columns-repeated="251"/>
          <table:table-cell table:style-name="ce70"/>
        </table:table-row>
        <table:table-row table:style-name="ro1">
          <table:table-cell table:style-name="ce51"/>
          <table:table-cell table:style-name="ce61"/>
          <table:table-cell table:style-name="ce52"/>
          <table:table-cell table:style-name="ce69" table:number-columns-repeated="252"/>
          <table:table-cell table:style-name="ce70"/>
        </table:table-row>
        <table:table-row table:style-name="ro1">
          <table:table-cell table:style-name="ce51"/>
          <table:table-cell table:style-name="ce61"/>
          <table:table-cell table:style-name="ce68"/>
          <table:table-cell table:style-name="ce69" table:number-columns-repeated="252"/>
          <table:table-cell table:style-name="ce70"/>
        </table:table-row>
        <table:table-row table:style-name="ro1" table:number-rows-repeated="14">
          <table:table-cell table:style-name="ce52" table:number-columns-repeated="3"/>
          <table:table-cell table:style-name="ce69" table:number-columns-repeated="252"/>
          <table:table-cell table:style-name="ce70"/>
        </table:table-row>
        <table:table-row table:style-name="ro1" table:number-rows-repeated="11">
          <table:table-cell table:style-name="ce53" table:number-columns-repeated="3"/>
          <table:table-cell table:style-name="ce19" table:number-columns-repeated="253"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2_1_6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number-columns-repeated="4" table:default-cell-style-name="Default"/>
        <table:table-column table:style-name="co12" table:number-columns-repeated="248" table:default-cell-style-name="Default"/>
        <table:table-row table:style-name="ro1">
          <table:table-cell table:style-name="ce71"/>
          <table:table-cell table:style-name="ce75" office:value-type="string">
            <text:p>TEST CASES</text:p>
          </table:table-cell>
          <table:table-cell table:style-name="ce82"/>
          <table:table-cell table:style-name="ce76" table:number-columns-repeated="2"/>
          <table:table-cell table:style-name="ce81"/>
          <table:table-cell table:style-name="ce76" table:number-columns-repeated="3"/>
          <table:table-cell table:style-name="ce94"/>
          <table:table-cell table:style-name="ce76"/>
          <table:table-cell table:style-name="ce96" office:value-type="string">
            <text:p>Passed</text:p>
          </table:table-cell>
          <table:table-cell table:style-name="ce96" table:formula="oooc:=COUNTIF([.L$7:.L$977];[.$L1])" office:value-type="float" office:value="0">
            <text:p>0</text:p>
          </table:table-cell>
          <table:table-cell table:style-name="ce96" table:number-columns-repeated="2"/>
          <table:table-cell table:style-name="ce94" table:number-columns-repeated="215"/>
          <table:table-cell table:number-columns-repeated="26"/>
        </table:table-row>
        <table:table-row table:style-name="ro1">
          <table:table-cell table:style-name="ce71"/>
          <table:table-cell table:style-name="ce76"/>
          <table:table-cell table:style-name="ce83"/>
          <table:table-cell table:style-name="ce76" table:number-columns-repeated="2"/>
          <table:table-cell table:style-name="ce81"/>
          <table:table-cell table:style-name="ce76" table:number-columns-repeated="3"/>
          <table:table-cell/>
          <table:table-cell table:style-name="ce76"/>
          <table:table-cell table:style-name="ce96" office:value-type="string">
            <text:p>Failed</text:p>
          </table:table-cell>
          <table:table-cell table:style-name="ce96" table:formula="oooc:=COUNTIF([.L$7:.L$977];[.$L2])" office:value-type="float" office:value="0">
            <text:p>0</text:p>
          </table:table-cell>
          <table:table-cell table:style-name="ce96" table:number-columns-repeated="2"/>
          <table:table-cell table:style-name="ce94" table:number-columns-repeated="215"/>
          <table:table-cell table:number-columns-repeated="26"/>
        </table:table-row>
        <table:table-row table:style-name="ro8">
          <table:table-cell table:style-name="ce71"/>
          <table:table-cell table:style-name="ce77" office:value-type="string">
            <text:p>Function List:</text:p>
          </table:table-cell>
          <table:table-cell table:style-name="ce84" office:value-type="string" table:number-columns-spanned="3" table:number-rows-spanned="1">
            <text:p>Bugs on KS 2.1.6 for regression test</text:p>
          </table:table-cell>
          <table:covered-table-cell table:style-name="ce87"/>
          <table:covered-table-cell table:style-name="ce90"/>
          <table:table-cell table:style-name="ce81"/>
          <table:table-cell table:style-name="ce92"/>
          <table:table-cell table:style-name="ce93" table:number-columns-repeated="2"/>
          <table:table-cell/>
          <table:table-cell table:style-name="ce93"/>
          <table:table-cell table:style-name="ce96" office:value-type="string">
            <text:p>Blocked</text:p>
          </table:table-cell>
          <table:table-cell table:style-name="ce96" table:formula="oooc:=COUNTIF([.L$7:.L$977];[.$L3])" office:value-type="float" office:value="0">
            <text:p>0</text:p>
          </table:table-cell>
          <table:table-cell table:style-name="ce96" table:number-columns-repeated="2"/>
          <table:table-cell table:style-name="ce94" table:number-columns-repeated="215"/>
          <table:table-cell table:number-columns-repeated="26"/>
        </table:table-row>
        <table:table-row table:style-name="ro7">
          <table:table-cell table:style-name="ce71"/>
          <table:table-cell table:style-name="ce77" office:value-type="string">
            <text:p>Total Main Cases:</text:p>
          </table:table-cell>
          <table:table-cell table:style-name="ce85" table:formula="oooc:=MAX([.A7:.A960])" office:value-type="float" office:value="1" table:number-columns-spanned="3" table:number-rows-spanned="1">
            <text:p>1</text:p>
          </table:table-cell>
          <table:covered-table-cell table:style-name="ce87"/>
          <table:covered-table-cell table:style-name="ce90"/>
          <table:table-cell table:style-name="ce81"/>
          <table:table-cell table:style-name="ce92"/>
          <table:table-cell table:style-name="ce93" table:number-columns-repeated="2"/>
          <table:table-cell/>
          <table:table-cell table:style-name="ce93"/>
          <table:table-cell table:style-name="ce94" office:value-type="string">
            <text:p>Untested</text:p>
          </table:table-cell>
          <table:table-cell table:style-name="ce96" table:formula="oooc:=COUNTIF([.L$7:.L$977];[.$L4])" office:value-type="float" office:value="0">
            <text:p>0</text:p>
          </table:table-cell>
          <table:table-cell table:style-name="ce96" table:number-columns-repeated="2"/>
          <table:table-cell table:style-name="ce94" table:number-columns-repeated="215"/>
          <table:table-cell table:number-columns-repeated="26"/>
        </table:table-row>
        <table:table-row table:style-name="ro1">
          <table:table-cell table:style-name="ce71"/>
          <table:table-cell table:style-name="ce78"/>
          <table:table-cell table:style-name="ce71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office:value-type="string">
            <text:p>N/A</text:p>
          </table:table-cell>
          <table:table-cell table:style-name="ce96" table:formula="oooc:=COUNTIF([.L$7:.L$977];[.$L5])" office:value-type="float" office:value="0">
            <text:p>0</text:p>
          </table:table-cell>
          <table:table-cell table:style-name="ce96" table:number-columns-repeated="2"/>
          <table:table-cell table:number-columns-repeated="241"/>
        </table:table-row>
        <table:table-row table:style-name="ro7">
          <table:table-cell table:style-name="ce72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2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/>
          <table:table-cell table:style-name="ce97" table:number-columns-repeated="7"/>
          <table:table-cell table:style-name="ce92" table:number-columns-repeated="211"/>
          <table:table-cell table:style-name="ce88" table:number-columns-repeated="26"/>
        </table:table-row>
        <table:table-row table:style-name="ro9">
          <table:table-cell table:style-name="ce73" office:value-type="float" office:value="1">
            <text:p>001</text:p>
          </table:table-cell>
          <table:table-cell table:style-name="ce46" office:value-type="string">
            <text:p>REG_PLF306_KS_001</text:p>
          </table:table-cell>
          <table:table-cell table:style-name="ce86" office:value-type="float" office:value="1">
            <text:p>001</text:p>
          </table:table-cell>
          <table:table-cell table:style-name="ce65" table:formula="oooc:=[.B7]" office:value-type="string" office:string-value="REG_PLF306_KS_001">
            <text:p>REG_PLF306_KS_001</text:p>
          </table:table-cell>
          <table:table-cell table:style-name="ce54" office:value-type="string">
            <text:p>Check Popup Resize in Settings form</text:p>
          </table:table-cell>
          <table:table-cell table:style-name="ce81" office:value-type="string">
            <text:p>Step 1: Check resize pop-up</text:p>
          </table:table-cell>
          <table:table-cell table:style-name="ce81" office:value-type="string">
            <text:p>- Go to Forum</text:p>
            <text:p>- Click Settings on UIForumActionBar</text:p>
            <text:p>- Resize pop-up</text:p>
          </table:table-cell>
          <table:table-cell table:style-name="ce81" office:value-type="string">
            <text:p>All the text on page aren't selected</text:p>
          </table:table-cell>
          <table:table-cell table:style-name="ce81" office:value-type="string">
            <text:p>Minor</text:p>
          </table:table-cell>
          <table:table-cell table:style-name="ce65" office:value-type="string">
            <text:p>KS-3407</text:p>
            <text:p>CCP_835</text:p>
          </table:table-cell>
          <table:table-cell table:style-name="ce95" office:value-type="string">
            <text:p>Pop-up resize problem</text:p>
          </table:table-cell>
          <table:table-cell table:number-columns-repeated="245"/>
        </table:table-row>
        <table:table-row table:style-name="ro10">
          <table:table-cell table:style-name="ce74"/>
          <table:table-cell table:style-name="ce46"/>
          <table:table-cell table:style-name="ce86"/>
          <table:table-cell table:style-name="ce65"/>
          <table:table-cell table:style-name="ce54"/>
          <table:table-cell table:style-name="ce81" table:number-columns-repeated="251"/>
        </table:table-row>
        <table:table-row table:style-name="ro10" table:number-rows-repeated="2">
          <table:table-cell table:style-name="ce74"/>
          <table:table-cell table:style-name="ce80"/>
          <table:table-cell table:style-name="ce86"/>
          <table:table-cell table:style-name="ce89"/>
          <table:table-cell table:style-name="ce91"/>
          <table:table-cell table:style-name="ce81" table:number-columns-repeated="251"/>
        </table:table-row>
        <table:table-row table:style-name="ro10">
          <table:table-cell table:style-name="ce74"/>
          <table:table-cell table:style-name="ce46"/>
          <table:table-cell table:style-name="ce86"/>
          <table:table-cell table:style-name="ce65"/>
          <table:table-cell table:style-name="ce54"/>
          <table:table-cell table:style-name="ce81" table:number-columns-repeated="251"/>
        </table:table-row>
        <table:table-row table:style-name="ro10">
          <table:table-cell table:style-name="ce74"/>
          <table:table-cell table:style-name="ce80"/>
          <table:table-cell table:style-name="ce86"/>
          <table:table-cell table:style-name="ce89"/>
          <table:table-cell table:style-name="ce81" table:number-columns-repeated="252"/>
        </table:table-row>
        <table:table-row table:style-name="ro10">
          <table:table-cell table:style-name="ce74"/>
          <table:table-cell table:style-name="ce46"/>
          <table:table-cell table:style-name="ce86"/>
          <table:table-cell table:style-name="ce89"/>
          <table:table-cell table:style-name="ce54"/>
          <table:table-cell table:style-name="ce81" table:number-columns-repeated="251"/>
        </table:table-row>
        <table:table-row table:style-name="ro10" table:number-rows-repeated="2">
          <table:table-cell table:style-name="ce74"/>
          <table:table-cell table:style-name="ce80"/>
          <table:table-cell table:style-name="ce86"/>
          <table:table-cell table:style-name="ce89"/>
          <table:table-cell table:style-name="ce91"/>
          <table:table-cell table:style-name="ce81" table:number-columns-repeated="251"/>
        </table:table-row>
        <table:table-row table:style-name="ro10">
          <table:table-cell table:style-name="ce74"/>
          <table:table-cell table:style-name="ce46"/>
          <table:table-cell table:style-name="ce86"/>
          <table:table-cell table:style-name="ce89"/>
          <table:table-cell table:style-name="ce54"/>
          <table:table-cell table:style-name="ce81" table:number-columns-repeated="251"/>
        </table:table-row>
        <table:table-row table:style-name="ro10" table:number-rows-repeated="3">
          <table:table-cell table:style-name="ce74"/>
          <table:table-cell table:style-name="ce80"/>
          <table:table-cell table:style-name="ce86"/>
          <table:table-cell table:style-name="ce89"/>
          <table:table-cell table:style-name="ce91"/>
          <table:table-cell table:style-name="ce81" table:number-columns-repeated="251"/>
        </table:table-row>
        <table:table-row table:style-name="ro10" table:number-rows-repeated="11">
          <table:table-cell table:style-name="ce71"/>
          <table:table-cell table:style-name="ce81"/>
          <table:table-cell table:style-name="ce71"/>
          <table:table-cell table:style-name="ce81" table:number-columns-repeated="253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2_1_5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number-columns-repeated="4" table:default-cell-style-name="Default"/>
        <table:table-column table:style-name="co12" table:number-columns-repeated="248" table:default-cell-style-name="Default"/>
        <table:table-row table:style-name="ro1">
          <table:table-cell table:style-name="ce71"/>
          <table:table-cell table:style-name="ce75" office:value-type="string">
            <text:p>TEST CASES</text:p>
          </table:table-cell>
          <table:table-cell table:style-name="ce82"/>
          <table:table-cell table:style-name="ce76" table:number-columns-repeated="2"/>
          <table:table-cell table:style-name="ce81"/>
          <table:table-cell table:style-name="ce76" table:number-columns-repeated="3"/>
          <table:table-cell table:style-name="ce94"/>
          <table:table-cell table:style-name="ce76"/>
          <table:table-cell table:style-name="ce96" office:value-type="string">
            <text:p>Passed</text:p>
          </table:table-cell>
          <table:table-cell table:style-name="ce96" table:formula="oooc:=COUNTIF([.L$7:.L$977];[.$L1])" office:value-type="float" office:value="0">
            <text:p>0</text:p>
          </table:table-cell>
          <table:table-cell table:style-name="ce96" table:number-columns-repeated="2"/>
          <table:table-cell table:style-name="ce94" table:number-columns-repeated="215"/>
          <table:table-cell table:number-columns-repeated="26"/>
        </table:table-row>
        <table:table-row table:style-name="ro1">
          <table:table-cell table:style-name="ce71"/>
          <table:table-cell table:style-name="ce76"/>
          <table:table-cell table:style-name="ce83"/>
          <table:table-cell table:style-name="ce76" table:number-columns-repeated="2"/>
          <table:table-cell table:style-name="ce81"/>
          <table:table-cell table:style-name="ce76" table:number-columns-repeated="3"/>
          <table:table-cell/>
          <table:table-cell table:style-name="ce76"/>
          <table:table-cell table:style-name="ce96" office:value-type="string">
            <text:p>Failed</text:p>
          </table:table-cell>
          <table:table-cell table:style-name="ce96" table:formula="oooc:=COUNTIF([.L$7:.L$977];[.$L2])" office:value-type="float" office:value="0">
            <text:p>0</text:p>
          </table:table-cell>
          <table:table-cell table:style-name="ce96" table:number-columns-repeated="2"/>
          <table:table-cell table:style-name="ce94" table:number-columns-repeated="215"/>
          <table:table-cell table:number-columns-repeated="26"/>
        </table:table-row>
        <table:table-row table:style-name="ro8">
          <table:table-cell table:style-name="ce71"/>
          <table:table-cell table:style-name="ce77" office:value-type="string">
            <text:p>Function List:</text:p>
          </table:table-cell>
          <table:table-cell table:style-name="ce84" office:value-type="string" table:number-columns-spanned="3" table:number-rows-spanned="1">
            <text:p>Bugs on KS 2.1.6 for regression test</text:p>
          </table:table-cell>
          <table:covered-table-cell table:style-name="ce87"/>
          <table:covered-table-cell table:style-name="ce90"/>
          <table:table-cell table:style-name="ce81"/>
          <table:table-cell table:style-name="ce92"/>
          <table:table-cell table:style-name="ce93" table:number-columns-repeated="2"/>
          <table:table-cell/>
          <table:table-cell table:style-name="ce93"/>
          <table:table-cell table:style-name="ce96" office:value-type="string">
            <text:p>Blocked</text:p>
          </table:table-cell>
          <table:table-cell table:style-name="ce96" table:formula="oooc:=COUNTIF([.L$7:.L$977];[.$L3])" office:value-type="float" office:value="0">
            <text:p>0</text:p>
          </table:table-cell>
          <table:table-cell table:style-name="ce96" table:number-columns-repeated="2"/>
          <table:table-cell table:style-name="ce94" table:number-columns-repeated="215"/>
          <table:table-cell table:number-columns-repeated="26"/>
        </table:table-row>
        <table:table-row table:style-name="ro7">
          <table:table-cell table:style-name="ce71"/>
          <table:table-cell table:style-name="ce77" office:value-type="string">
            <text:p>Total Main Cases:</text:p>
          </table:table-cell>
          <table:table-cell table:style-name="ce85" table:formula="oooc:=MAX([.A7:.A960])" office:value-type="float" office:value="4" table:number-columns-spanned="3" table:number-rows-spanned="1">
            <text:p>4</text:p>
          </table:table-cell>
          <table:covered-table-cell table:style-name="ce87"/>
          <table:covered-table-cell table:style-name="ce90"/>
          <table:table-cell table:style-name="ce81"/>
          <table:table-cell table:style-name="ce92"/>
          <table:table-cell table:style-name="ce93" table:number-columns-repeated="2"/>
          <table:table-cell/>
          <table:table-cell table:style-name="ce93"/>
          <table:table-cell table:style-name="ce94" office:value-type="string">
            <text:p>Untested</text:p>
          </table:table-cell>
          <table:table-cell table:style-name="ce96" table:formula="oooc:=COUNTIF([.L$7:.L$977];[.$L4])" office:value-type="float" office:value="0">
            <text:p>0</text:p>
          </table:table-cell>
          <table:table-cell table:style-name="ce96" table:number-columns-repeated="2"/>
          <table:table-cell table:style-name="ce94" table:number-columns-repeated="215"/>
          <table:table-cell table:number-columns-repeated="26"/>
        </table:table-row>
        <table:table-row table:style-name="ro1">
          <table:table-cell table:style-name="ce71"/>
          <table:table-cell table:style-name="ce78"/>
          <table:table-cell table:style-name="ce71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office:value-type="string">
            <text:p>N/A</text:p>
          </table:table-cell>
          <table:table-cell table:style-name="ce96" table:formula="oooc:=COUNTIF([.L$7:.L$977];[.$L5])" office:value-type="float" office:value="0">
            <text:p>0</text:p>
          </table:table-cell>
          <table:table-cell table:style-name="ce96" table:number-columns-repeated="2"/>
          <table:table-cell table:number-columns-repeated="241"/>
        </table:table-row>
        <table:table-row table:style-name="ro7">
          <table:table-cell table:style-name="ce72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2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/>
          <table:table-cell table:style-name="ce97" table:number-columns-repeated="7"/>
          <table:table-cell table:style-name="ce92" table:number-columns-repeated="211"/>
          <table:table-cell table:style-name="ce88" table:number-columns-repeated="26"/>
        </table:table-row>
        <table:table-row table:style-name="ro11">
          <table:table-cell table:style-name="ce98" office:value-type="float" office:value="1">
            <text:p>001</text:p>
          </table:table-cell>
          <table:table-cell table:style-name="ce46" office:value-type="string">
            <text:p>REG_PLF_305_KS_001</text:p>
          </table:table-cell>
          <table:table-cell table:style-name="ce100" office:value-type="float" office:value="1">
            <text:p>001</text:p>
          </table:table-cell>
          <table:table-cell table:style-name="ce65" table:formula="oooc:=[.B7]" office:value-type="string" office:string-value="REG_PLF_305_KS_001">
            <text:p>REG_PLF_305_KS_001</text:p>
          </table:table-cell>
          <table:table-cell table:style-name="ce54" office:value-type="string">
            <text:p>Check An inactive and/or disapproved question is always visible in FAQ </text:p>
          </table:table-cell>
          <table:table-cell table:style-name="ce81" office:value-type="string">
            <text:p>Step 1: Add new for Answer and FAQ page</text:p>
          </table:table-cell>
          <table:table-cell table:style-name="ce81" office:value-type="string">
            <text:p>- Login by root</text:p>
            <text:p>- Add new page with Answer portlet and FAQ portlet</text:p>
            <text:p/>
          </table:table-cell>
          <table:table-cell table:style-name="ce81" office:value-type="string">
            <text:p>Add new page successfully</text:p>
          </table:table-cell>
          <table:table-cell table:style-name="ce81" office:value-type="string">
            <text:p>High</text:p>
          </table:table-cell>
          <table:table-cell table:style-name="ce65" office:value-type="string">
            <text:p>KS-3035</text:p>
            <text:p>CCP_638</text:p>
          </table:table-cell>
          <table:table-cell table:style-name="ce95" office:value-type="string">
            <text:p>An inactived and/or disapproved question is always visible in FAQ </text:p>
          </table:table-cell>
          <table:table-cell table:number-columns-repeated="245"/>
        </table:table-row>
        <table:table-row table:style-name="ro9">
          <table:table-cell table:style-name="ce9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6" office:value-type="string">
            <text:p>REG_PLF_305_KS_001</text:p>
          </table:table-cell>
          <table:table-cell table:style-name="ce100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65" table:formula="oooc:=[.B8]" office:value-type="string" office:string-value="REG_PLF_305_KS_001">
            <text:p>REG_PLF_305_KS_001</text:p>
          </table:table-cell>
          <table:table-cell table:style-name="ce101" office:value-type="string">
            <text:p>Check An inactive and/or disapproved question is always visible in FAQ </text:p>
          </table:table-cell>
          <table:table-cell table:style-name="ce81" office:value-type="string">
            <text:p>Step 2: Add new some questions and answer</text:p>
          </table:table-cell>
          <table:table-cell table:style-name="ce81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81" office:value-type="string">
            <text:p>Question and answer is created successfully</text:p>
          </table:table-cell>
          <table:table-cell table:style-name="ce81" office:value-type="string">
            <text:p>High</text:p>
          </table:table-cell>
          <table:table-cell table:style-name="ce81" table:number-columns-repeated="247"/>
        </table:table-row>
        <table:table-row table:style-name="ro12">
          <table:table-cell table:style-name="ce9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6" office:value-type="string">
            <text:p>REG_PLF_305_KS_001</text:p>
          </table:table-cell>
          <table:table-cell table:style-name="ce100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65" table:formula="oooc:=[.B9]" office:value-type="string" office:string-value="REG_PLF_305_KS_001">
            <text:p>REG_PLF_305_KS_001</text:p>
          </table:table-cell>
          <table:table-cell table:style-name="ce101" office:value-type="string">
            <text:p>Check An inactive and/or disapproved question is always visible in FAQ </text:p>
          </table:table-cell>
          <table:table-cell table:style-name="ce81" office:value-type="string">
            <text:p>Step 3: check manage question</text:p>
          </table:table-cell>
          <table:table-cell table:style-name="ce81" office:value-type="string">
            <text:p>- Go to Manage question on AnswerToolbar</text:p>
          </table:table-cell>
          <table:table-cell table:style-name="ce104" office:value-type="string">
            <text:p>This question and answer are activated and approved by default </text:p>
          </table:table-cell>
          <table:table-cell table:style-name="ce81" office:value-type="string">
            <text:p>High</text:p>
          </table:table-cell>
          <table:table-cell table:style-name="ce81" table:number-columns-repeated="247"/>
        </table:table-row>
        <table:table-row table:style-name="ro12">
          <table:table-cell table:style-name="ce9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6" office:value-type="string">
            <text:p>REG_PLF_305_KS_001</text:p>
          </table:table-cell>
          <table:table-cell table:style-name="ce100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65" table:formula="oooc:=[.B10]" office:value-type="string" office:string-value="REG_PLF_305_KS_001">
            <text:p>REG_PLF_305_KS_001</text:p>
          </table:table-cell>
          <table:table-cell table:style-name="ce101" office:value-type="string">
            <text:p>Check An inactive and/or disapproved question is always visible in FAQ </text:p>
          </table:table-cell>
          <table:table-cell table:style-name="ce81" office:value-type="string">
            <text:p>Step 4: Check all answer and question in FAQ</text:p>
          </table:table-cell>
          <table:table-cell table:style-name="ce81" office:value-type="string">
            <text:p>- Go to FAQ page</text:p>
          </table:table-cell>
          <table:table-cell table:style-name="ce104" office:value-type="string">
            <text:p>They're visibles in Answers/FAQ page. </text:p>
          </table:table-cell>
          <table:table-cell table:style-name="ce81" office:value-type="string">
            <text:p>High</text:p>
          </table:table-cell>
          <table:table-cell table:style-name="ce81" table:number-columns-repeated="247"/>
        </table:table-row>
        <table:table-row table:style-name="ro9">
          <table:table-cell table:style-name="ce9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6" office:value-type="string">
            <text:p>REG_PLF_305_KS_001</text:p>
          </table:table-cell>
          <table:table-cell table:style-name="ce100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65" table:formula="oooc:=[.B11]" office:value-type="string" office:string-value="REG_PLF_305_KS_001">
            <text:p>REG_PLF_305_KS_001</text:p>
          </table:table-cell>
          <table:table-cell table:style-name="ce101" office:value-type="string">
            <text:p>Check An inactive and/or disapproved question is always visible in FAQ </text:p>
          </table:table-cell>
          <table:table-cell table:style-name="ce81" office:value-type="string">
            <text:p>Step 5: uncheck both Approved and Activated</text:p>
          </table:table-cell>
          <table:table-cell table:style-name="ce81" office:value-type="string">
            <text:p>- Go to Manage question on AnswerToolbar</text:p>
            <text:p>- uncheck both Approved and Activated. Then Save</text:p>
          </table:table-cell>
          <table:table-cell table:style-name="ce81" office:value-type="string">
            <text:p>Uncheck both Approved and Activated sucessfully</text:p>
          </table:table-cell>
          <table:table-cell table:style-name="ce81" office:value-type="string">
            <text:p>High</text:p>
          </table:table-cell>
          <table:table-cell table:style-name="ce81" table:number-columns-repeated="247"/>
        </table:table-row>
        <table:table-row table:style-name="ro9">
          <table:table-cell table:style-name="ce9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6" office:value-type="string">
            <text:p>REG_PLF_305_KS_001</text:p>
          </table:table-cell>
          <table:table-cell table:style-name="ce100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65" table:formula="oooc:=[.B12]" office:value-type="string" office:string-value="REG_PLF_305_KS_001">
            <text:p>REG_PLF_305_KS_001</text:p>
          </table:table-cell>
          <table:table-cell table:style-name="ce101" office:value-type="string">
            <text:p>Check An inactive and/or disapproved question is always visible in FAQ </text:p>
          </table:table-cell>
          <table:table-cell table:style-name="ce81" office:value-type="string">
            <text:p>Step 6: Check question after unchecked Approved and Activated in Answer page</text:p>
          </table:table-cell>
          <table:table-cell table:style-name="ce81" office:value-type="string">
            <text:p>- Go to Answer page</text:p>
          </table:table-cell>
          <table:table-cell table:style-name="ce81" office:value-type="string">
            <text:p>This question is no more visible in module "Answers"</text:p>
          </table:table-cell>
          <table:table-cell table:style-name="ce81" office:value-type="string">
            <text:p>High</text:p>
          </table:table-cell>
          <table:table-cell table:style-name="ce81" table:number-columns-repeated="247"/>
        </table:table-row>
        <table:table-row table:style-name="ro12">
          <table:table-cell table:style-name="ce9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6" office:value-type="string">
            <text:p>REG_PLF_305_KS_001</text:p>
          </table:table-cell>
          <table:table-cell table:style-name="ce100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65" table:formula="oooc:=[.B13]" office:value-type="string" office:string-value="REG_PLF_305_KS_001">
            <text:p>REG_PLF_305_KS_001</text:p>
          </table:table-cell>
          <table:table-cell table:style-name="ce101" office:value-type="string">
            <text:p>Check An inactive and/or disapproved question is always visible in FAQ </text:p>
          </table:table-cell>
          <table:table-cell table:style-name="ce81" office:value-type="string">
            <text:p>Step 7: Check answer and question in FAQ</text:p>
          </table:table-cell>
          <table:table-cell table:style-name="ce81" office:value-type="string">
            <text:p>- Go to FAQ page</text:p>
          </table:table-cell>
          <table:table-cell table:style-name="ce104" office:value-type="string">
            <text:p>This question is invisible in FAQ</text:p>
          </table:table-cell>
          <table:table-cell table:style-name="ce81" office:value-type="string">
            <text:p>High</text:p>
          </table:table-cell>
          <table:table-cell table:style-name="ce81" table:number-columns-repeated="247"/>
        </table:table-row>
        <table:table-row table:style-name="ro13">
          <table:table-cell table:style-name="ce98" table:formula="oooc:=IF(VALUE(MID([.F14];6;FIND(&quot;:&quot;;[.F14];1)-FIND(&quot; &quot;;[.F14];1)-1))&gt;VALUE(MID([.F13];6;FIND(&quot;:&quot;;[.F13];1)-FIND(&quot; &quot;;[.F13];1)-1));&quot;&quot;;MAX([.A$7:.A13])+1)" office:value-type="float" office:value="2">
            <text:p>002</text:p>
          </table:table-cell>
          <table:table-cell table:style-name="ce46" office:value-type="string">
            <text:p>REG_PLF_305_KS_002</text:p>
          </table:table-cell>
          <table:table-cell table:style-name="ce100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65" table:formula="oooc:=[.B14]" office:value-type="string" office:string-value="REG_PLF_305_KS_002">
            <text:p>REG_PLF_305_KS_002</text:p>
          </table:table-cell>
          <table:table-cell table:style-name="ce58" office:value-type="string">
            <text:p>Forum "Private Message" posts are visible in the global activity stream</text:p>
          </table:table-cell>
          <table:table-cell table:style-name="ce81" office:value-type="string">
            <text:p>Step 1: Send invitations to demo and john</text:p>
          </table:table-cell>
          <table:table-cell table:style-name="ce81" office:value-type="string">
            <text:p>- Login as root. Open Forum portlet.</text:p>
            <text:p>- Click Private Message on UIForumActionBar</text:p>
            <text:p>- Choose Compose Message and check John, demo in Sent to field</text:p>
            <text:p>- Input Title and message and click Send</text:p>
          </table:table-cell>
          <table:table-cell table:style-name="ce81" office:value-type="string">
            <text:p>Invitations to demo and john successfully</text:p>
          </table:table-cell>
          <table:table-cell table:style-name="ce81" office:value-type="string">
            <text:p>High</text:p>
          </table:table-cell>
          <table:table-cell table:style-name="ce65" office:value-type="string">
            <text:p>KS-3160</text:p>
            <text:p>CCP_855</text:p>
          </table:table-cell>
          <table:table-cell table:style-name="ce102"/>
          <table:table-cell table:style-name="ce81" table:number-columns-repeated="245"/>
        </table:table-row>
        <table:table-row table:style-name="ro9">
          <table:table-cell table:style-name="ce9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6" office:value-type="string">
            <text:p>REG_PLF_305_KS_002</text:p>
          </table:table-cell>
          <table:table-cell table:style-name="ce100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65" table:formula="oooc:=[.B15]" office:value-type="string" office:string-value="REG_PLF_305_KS_002">
            <text:p>REG_PLF_305_KS_002</text:p>
          </table:table-cell>
          <table:table-cell table:style-name="ce91" office:value-type="string">
            <text:p>Forum "Private Message" posts are visible in the global activity stream</text:p>
          </table:table-cell>
          <table:table-cell table:style-name="ce81" office:value-type="string">
            <text:p>Step 2: Login by john and demo to accept invitation</text:p>
          </table:table-cell>
          <table:table-cell table:style-name="ce81" office:value-type="string">
            <text:p>- Login by john and demo</text:p>
            <text:p>- Go to Forum</text:p>
            <text:p>- Click Private message and view new message</text:p>
          </table:table-cell>
          <table:table-cell table:style-name="ce81" office:value-type="string">
            <text:p>View new message successfully</text:p>
          </table:table-cell>
          <table:table-cell table:style-name="ce81" office:value-type="string">
            <text:p>High</text:p>
          </table:table-cell>
          <table:table-cell table:style-name="ce81" table:number-columns-repeated="247"/>
        </table:table-row>
        <table:table-row table:style-name="ro14">
          <table:table-cell table:style-name="ce9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6" office:value-type="string">
            <text:p>REG_PLF_305_KS_002</text:p>
          </table:table-cell>
          <table:table-cell table:style-name="ce100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65" table:formula="oooc:=[.B16]" office:value-type="string" office:string-value="REG_PLF_305_KS_002">
            <text:p>REG_PLF_305_KS_002</text:p>
          </table:table-cell>
          <table:table-cell table:style-name="ce91" office:value-type="string">
            <text:p>Forum "Private Message" posts are visible in the global activity stream</text:p>
          </table:table-cell>
          <table:table-cell table:style-name="ce81" office:value-type="string">
            <text:p>Step 3: Add new space with Root</text:p>
          </table:table-cell>
          <table:table-cell table:style-name="ce81" office:value-type="string">
            <text:p>- Login by root</text:p>
            <text:p>- Choose My space and click Add new space</text:p>
            <text:p>- Input some fields required and click Save</text:p>
          </table:table-cell>
          <table:table-cell table:style-name="ce81" office:value-type="string">
            <text:p>Add new space successfully</text:p>
          </table:table-cell>
          <table:table-cell table:style-name="ce81" office:value-type="string">
            <text:p>High</text:p>
          </table:table-cell>
          <table:table-cell table:style-name="ce81" table:number-columns-repeated="247"/>
        </table:table-row>
        <table:table-row table:style-name="ro11">
          <table:table-cell table:style-name="ce9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6" office:value-type="string">
            <text:p>REG_PLF_305_KS_002</text:p>
          </table:table-cell>
          <table:table-cell table:style-name="ce100" table:formula="oooc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65" table:formula="oooc:=[.B17]" office:value-type="string" office:string-value="REG_PLF_305_KS_002">
            <text:p>REG_PLF_305_KS_002</text:p>
          </table:table-cell>
          <table:table-cell table:style-name="ce91" office:value-type="string">
            <text:p>Forum "Private Message" posts are visible in the global activity stream</text:p>
          </table:table-cell>
          <table:table-cell table:style-name="ce81" office:value-type="string">
            <text:p>Step 4: Add john and demo to this space.</text:p>
          </table:table-cell>
          <table:table-cell table:style-name="ce81" office:value-type="string">
            <text:p>- Click on name of space and choose space setting icon on SpaceMenuPortlet</text:p>
            <text:p>- Choose member tab and invite demo, john join this space</text:p>
          </table:table-cell>
          <table:table-cell table:style-name="ce81" office:value-type="string">
            <text:p>Invitations to demo and john successfully</text:p>
          </table:table-cell>
          <table:table-cell table:style-name="ce81" office:value-type="string">
            <text:p>High</text:p>
          </table:table-cell>
          <table:table-cell table:style-name="ce81" table:number-columns-repeated="247"/>
        </table:table-row>
        <table:table-row table:style-name="ro9">
          <table:table-cell table:style-name="ce9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6" office:value-type="string">
            <text:p>REG_PLF_305_KS_002</text:p>
          </table:table-cell>
          <table:table-cell table:style-name="ce100"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65" table:formula="oooc:=[.B18]" office:value-type="string" office:string-value="REG_PLF_305_KS_002">
            <text:p>REG_PLF_305_KS_002</text:p>
          </table:table-cell>
          <table:table-cell table:style-name="ce91" office:value-type="string">
            <text:p>Forum "Private Message" posts are visible in the global activity stream</text:p>
          </table:table-cell>
          <table:table-cell table:style-name="ce81" office:value-type="string">
            <text:p>Step 5: Send a private message to john.</text:p>
          </table:table-cell>
          <table:table-cell table:style-name="ce81" office:value-type="string">
            <text:p>- Go to Forum</text:p>
            <text:p>- Click Private message send private message to John</text:p>
          </table:table-cell>
          <table:table-cell table:style-name="ce81" office:value-type="string">
            <text:p>Send new message successfully</text:p>
          </table:table-cell>
          <table:table-cell table:style-name="ce81" office:value-type="string">
            <text:p>High</text:p>
          </table:table-cell>
          <table:table-cell table:style-name="ce81" table:number-columns-repeated="247"/>
        </table:table-row>
        <table:table-row table:style-name="ro12">
          <table:table-cell table:style-name="ce9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6" office:value-type="string">
            <text:p>REG_PLF_305_KS_002</text:p>
          </table:table-cell>
          <table:table-cell table:style-name="ce100" table:formula="oooc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65" table:formula="oooc:=[.B19]" office:value-type="string" office:string-value="REG_PLF_305_KS_002">
            <text:p>REG_PLF_305_KS_002</text:p>
          </table:table-cell>
          <table:table-cell table:style-name="ce91" office:value-type="string">
            <text:p>Forum "Private Message" posts are visible in the global activity stream</text:p>
          </table:table-cell>
          <table:table-cell table:style-name="ce81" office:value-type="string">
            <text:p>Step 6: Check private message in demo</text:p>
          </table:table-cell>
          <table:table-cell table:style-name="ce81" office:value-type="string">
            <text:p>- Login by demo</text:p>
            <text:p>- Go to Forum</text:p>
            <text:p>- Click Private message</text:p>
          </table:table-cell>
          <table:table-cell table:style-name="ce81" office:value-type="string">
            <text:p>The private message don't shown in his activity stream.</text:p>
          </table:table-cell>
          <table:table-cell table:style-name="ce81" office:value-type="string">
            <text:p>High</text:p>
          </table:table-cell>
          <table:table-cell table:style-name="ce81" table:number-columns-repeated="247"/>
        </table:table-row>
        <table:table-row table:style-name="ro11">
          <table:table-cell table:style-name="ce98" table:formula="oooc:=IF(VALUE(MID([.F20];6;FIND(&quot;:&quot;;[.F20];1)-FIND(&quot; &quot;;[.F20];1)-1))&gt;VALUE(MID([.F19];6;FIND(&quot;:&quot;;[.F19];1)-FIND(&quot; &quot;;[.F19];1)-1));&quot;&quot;;MAX([.A$7:.A19])+1)" office:value-type="float" office:value="3">
            <text:p>003</text:p>
          </table:table-cell>
          <table:table-cell table:style-name="ce47" office:value-type="string">
            <text:p>REG_PLF_305_KS_003</text:p>
          </table:table-cell>
          <table:table-cell table:style-name="ce100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81" table:formula="oooc:=[.B20]" office:value-type="string" office:string-value="REG_PLF_305_KS_003">
            <text:p>REG_PLF_305_KS_003</text:p>
          </table:table-cell>
          <table:table-cell table:style-name="ce102" office:value-type="string">
            <text:p>Check FN/LN display in vote</text:p>
          </table:table-cell>
          <table:table-cell table:style-name="ce81" office:value-type="string">
            <text:p>Step 1: Created Category/Forum/Topic</text:p>
          </table:table-cell>
          <table:table-cell table:style-name="ce81" office:value-type="string">
            <text:p>- Go to Forum</text:p>
            <text:p>- Created Category/Forum/Topic</text:p>
          </table:table-cell>
          <table:table-cell table:style-name="ce81" office:value-type="string">
            <text:p>Created Category/Forum/Topic successfully</text:p>
          </table:table-cell>
          <table:table-cell table:style-name="ce81" office:value-type="string">
            <text:p>High</text:p>
          </table:table-cell>
          <table:table-cell table:style-name="ce65" office:value-type="string">
            <text:p>KS-3214</text:p>
            <text:p>CCP_888</text:p>
          </table:table-cell>
          <table:table-cell table:style-name="ce81" office:value-type="string">
            <text:p>First/last name should be displayed in vote rather than user name</text:p>
          </table:table-cell>
          <table:table-cell table:style-name="ce81" table:number-columns-repeated="245"/>
        </table:table-row>
        <table:table-row table:style-name="ro7">
          <table:table-cell table:style-name="ce9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7" office:value-type="string">
            <text:p>REG_PLF_305_KS_003</text:p>
          </table:table-cell>
          <table:table-cell table:style-name="ce100" table:formula="oooc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81" table:formula="oooc:=[.B21]" office:value-type="string" office:string-value="REG_PLF_305_KS_003">
            <text:p>REG_PLF_305_KS_003</text:p>
          </table:table-cell>
          <table:table-cell table:style-name="ce103" office:value-type="string">
            <text:p>Check FN/LN display in vote</text:p>
          </table:table-cell>
          <table:table-cell table:style-name="ce81" office:value-type="string">
            <text:p>Step 2: Vote rate for topic</text:p>
          </table:table-cell>
          <table:table-cell table:style-name="ce81" office:value-type="string">
            <text:p>- Open the Topic and click Rate and selected rate topic</text:p>
          </table:table-cell>
          <table:table-cell table:style-name="ce81" office:value-type="string">
            <text:p>Vote for topic successfully</text:p>
          </table:table-cell>
          <table:table-cell table:style-name="ce81" office:value-type="string">
            <text:p>High</text:p>
          </table:table-cell>
          <table:table-cell table:style-name="ce81" table:number-columns-repeated="247"/>
        </table:table-row>
        <table:table-row table:style-name="ro12">
          <table:table-cell table:style-name="ce98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7" office:value-type="string">
            <text:p>REG_PLF_305_KS_003</text:p>
          </table:table-cell>
          <table:table-cell table:style-name="ce100" table:formula="oooc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81" table:formula="oooc:=[.B22]" office:value-type="string" office:string-value="REG_PLF_305_KS_003">
            <text:p>REG_PLF_305_KS_003</text:p>
          </table:table-cell>
          <table:table-cell table:style-name="ce103" office:value-type="string">
            <text:p>Check FN/LN display in vote</text:p>
          </table:table-cell>
          <table:table-cell table:style-name="ce81" office:value-type="string">
            <text:p>Step 3: Vote again for topic</text:p>
          </table:table-cell>
          <table:table-cell table:style-name="ce81" office:value-type="string">
            <text:p>Continue click rate for topic again</text:p>
          </table:table-cell>
          <table:table-cell table:style-name="ce81" office:value-type="string">
            <text:p>Show message with infor of user voted show is Screen name ( FN/LN)</text:p>
          </table:table-cell>
          <table:table-cell table:style-name="ce81" office:value-type="string">
            <text:p>High</text:p>
          </table:table-cell>
          <table:table-cell table:style-name="ce81" table:number-columns-repeated="247"/>
        </table:table-row>
        <table:table-row table:style-name="ro12">
          <table:table-cell table:style-name="ce98" table:formula="oooc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7" office:value-type="string">
            <text:p>REG_PLF_305_KS_004</text:p>
          </table:table-cell>
          <table:table-cell table:style-name="ce100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81" table:formula="oooc:=[.B23]" office:value-type="string" office:string-value="REG_PLF_305_KS_004">
            <text:p>REG_PLF_305_KS_004</text:p>
          </table:table-cell>
          <table:table-cell table:style-name="ce102" office:value-type="string">
            <text:p>Polls are visible for all users</text:p>
          </table:table-cell>
          <table:table-cell table:style-name="ce81" office:value-type="string">
            <text:p>Step 1: Create new space</text:p>
          </table:table-cell>
          <table:table-cell table:style-name="ce81" office:value-type="string">
            <text:p>- Login by John</text:p>
            <text:p>- Create new space</text:p>
          </table:table-cell>
          <table:table-cell table:style-name="ce81" office:value-type="string">
            <text:p>Add new space successfully</text:p>
          </table:table-cell>
          <table:table-cell table:style-name="ce81" office:value-type="string">
            <text:p>High</text:p>
          </table:table-cell>
          <table:table-cell table:style-name="ce65" office:value-type="string">
            <text:p>KS-3224</text:p>
            <text:p>CCP_896</text:p>
          </table:table-cell>
          <table:table-cell table:style-name="ce81" office:value-type="string">
            <text:p>Polls are visible for all users</text:p>
          </table:table-cell>
          <table:table-cell table:style-name="ce81" table:number-columns-repeated="245"/>
        </table:table-row>
        <table:table-row table:style-name="ro7">
          <table:table-cell table:style-name="ce98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9" office:value-type="string">
            <text:p>REG_PLF_305_KS_004</text:p>
          </table:table-cell>
          <table:table-cell table:style-name="ce100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81" table:formula="oooc:=[.B24]" office:value-type="string" office:string-value="REG_PLF_305_KS_004">
            <text:p>REG_PLF_305_KS_004</text:p>
          </table:table-cell>
          <table:table-cell table:style-name="ce103" office:value-type="string">
            <text:p>Polls are visible for all users</text:p>
          </table:table-cell>
          <table:table-cell table:style-name="ce81" office:value-type="string">
            <text:p>Step 2: Add new forum under the space</text:p>
          </table:table-cell>
          <table:table-cell table:style-name="ce81" office:value-type="string">
            <text:p>- Click add new page with forum portlet</text:p>
          </table:table-cell>
          <table:table-cell table:style-name="ce81" office:value-type="string">
            <text:p>Add new page successfully</text:p>
          </table:table-cell>
          <table:table-cell table:style-name="ce81" office:value-type="string">
            <text:p>High</text:p>
          </table:table-cell>
          <table:table-cell table:style-name="ce81" table:number-columns-repeated="247"/>
        </table:table-row>
        <table:table-row table:style-name="ro15">
          <table:table-cell table:style-name="ce98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99" office:value-type="string">
            <text:p>REG_PLF_305_KS_004</text:p>
          </table:table-cell>
          <table:table-cell table:style-name="ce100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81" table:formula="oooc:=[.B25]" office:value-type="string" office:string-value="REG_PLF_305_KS_004">
            <text:p>REG_PLF_305_KS_004</text:p>
          </table:table-cell>
          <table:table-cell table:style-name="ce103" office:value-type="string">
            <text:p>Polls are visible for all users</text:p>
          </table:table-cell>
          <table:table-cell table:style-name="ce81" office:value-type="string">
            <text:p>Step 3: Create new topic and add a poll to this topic</text:p>
          </table:table-cell>
          <table:table-cell table:style-name="ce81" office:value-type="string">
            <text:p>- Open Forum</text:p>
            <text:p>- Create Category/Forum/Topic</text:p>
            <text:p>- Open topic and click Add poll on More Action</text:p>
            <text:p>- Input some filed required and click Submit Poll</text:p>
          </table:table-cell>
          <table:table-cell table:style-name="ce81" office:value-type="string">
            <text:p>- Created Category/Forum/Topic successfully</text:p>
            <text:p>- Add new poll successfully</text:p>
          </table:table-cell>
          <table:table-cell table:style-name="ce81" office:value-type="string">
            <text:p>High</text:p>
          </table:table-cell>
          <table:table-cell table:style-name="ce81" table:number-columns-repeated="247"/>
        </table:table-row>
        <table:table-row table:style-name="ro14">
          <table:table-cell table:style-name="ce71"/>
          <table:table-cell table:style-name="ce99" office:value-type="string">
            <text:p>REG_PLF_305_KS_004</text:p>
          </table:table-cell>
          <table:table-cell table:style-name="ce100"/>
          <table:table-cell table:style-name="ce81" table:formula="oooc:=[.B26]" office:value-type="string" office:string-value="REG_PLF_305_KS_004">
            <text:p>REG_PLF_305_KS_004</text:p>
          </table:table-cell>
          <table:table-cell table:style-name="ce103" office:value-type="string">
            <text:p>Polls are visible for all users</text:p>
          </table:table-cell>
          <table:table-cell table:style-name="ce81" office:value-type="string">
            <text:p>Step 4: Login by mary to check all the poll questions of all topics when adding the Poll Gadget </text:p>
          </table:table-cell>
          <table:table-cell table:style-name="ce81" office:value-type="string">
            <text:p>- Login by mary</text:p>
            <text:p>- Click Dashboard</text:p>
            <text:p>- Click Add gadget and drag &amp; drop Feature Poll</text:p>
          </table:table-cell>
          <table:table-cell table:style-name="ce81" office:value-type="string">
            <text:p>Marry is not a member of new space but she can't see all the poll questions of all topics when adding the Poll Gadget </text:p>
          </table:table-cell>
          <table:table-cell table:style-name="ce81" office:value-type="string">
            <text:p>High</text:p>
          </table:table-cell>
          <table:table-cell table:style-name="ce81" table:number-columns-repeated="247"/>
        </table:table-row>
        <table:table-row table:style-name="ro10" table:number-rows-repeated="2">
          <table:table-cell table:style-name="ce71"/>
          <table:table-cell table:style-name="ce81"/>
          <table:table-cell table:style-name="ce71"/>
          <table:table-cell table:style-name="ce81"/>
          <table:table-cell table:style-name="ce103"/>
          <table:table-cell table:style-name="ce81" table:number-columns-repeated="251"/>
        </table:table-row>
        <table:table-row table:style-name="ro10" table:number-rows-repeated="2">
          <table:table-cell table:style-name="ce71"/>
          <table:table-cell table:style-name="ce81"/>
          <table:table-cell table:style-name="ce71"/>
          <table:table-cell table:style-name="ce81" table:number-columns-repeated="253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2_1_4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number-columns-repeated="4" table:default-cell-style-name="Default"/>
        <table:table-column table:style-name="co12" table:number-columns-repeated="248" table:default-cell-style-name="Default"/>
        <table:table-row table:style-name="ro1">
          <table:table-cell table:style-name="ce71"/>
          <table:table-cell table:style-name="ce75" office:value-type="string">
            <text:p>TEST CASES</text:p>
          </table:table-cell>
          <table:table-cell table:style-name="ce82"/>
          <table:table-cell table:style-name="ce76" table:number-columns-repeated="2"/>
          <table:table-cell table:style-name="ce81"/>
          <table:table-cell table:style-name="ce76" table:number-columns-repeated="3"/>
          <table:table-cell table:style-name="ce94"/>
          <table:table-cell table:style-name="ce76"/>
          <table:table-cell table:style-name="ce96" office:value-type="string">
            <text:p>Passed</text:p>
          </table:table-cell>
          <table:table-cell table:style-name="ce96" table:formula="oooc:=COUNTIF([.L$7:.L$977];[.$L1])" office:value-type="float" office:value="0">
            <text:p>0</text:p>
          </table:table-cell>
          <table:table-cell table:style-name="ce96" table:number-columns-repeated="2"/>
          <table:table-cell table:style-name="ce94" table:number-columns-repeated="215"/>
          <table:table-cell table:number-columns-repeated="26"/>
        </table:table-row>
        <table:table-row table:style-name="ro1">
          <table:table-cell table:style-name="ce71"/>
          <table:table-cell table:style-name="ce76"/>
          <table:table-cell table:style-name="ce83"/>
          <table:table-cell table:style-name="ce76" table:number-columns-repeated="2"/>
          <table:table-cell table:style-name="ce81"/>
          <table:table-cell table:style-name="ce76" table:number-columns-repeated="3"/>
          <table:table-cell/>
          <table:table-cell table:style-name="ce76"/>
          <table:table-cell table:style-name="ce96" office:value-type="string">
            <text:p>Failed</text:p>
          </table:table-cell>
          <table:table-cell table:style-name="ce96" table:formula="oooc:=COUNTIF([.L$7:.L$977];[.$L2])" office:value-type="float" office:value="0">
            <text:p>0</text:p>
          </table:table-cell>
          <table:table-cell table:style-name="ce96" table:number-columns-repeated="2"/>
          <table:table-cell table:style-name="ce94" table:number-columns-repeated="215"/>
          <table:table-cell table:number-columns-repeated="26"/>
        </table:table-row>
        <table:table-row table:style-name="ro8">
          <table:table-cell table:style-name="ce71"/>
          <table:table-cell table:style-name="ce77" office:value-type="string">
            <text:p>Function List:</text:p>
          </table:table-cell>
          <table:table-cell table:style-name="ce84" office:value-type="string" table:number-columns-spanned="3" table:number-rows-spanned="1">
            <text:p>Bugs on KS 2.1.6 for regression test</text:p>
          </table:table-cell>
          <table:covered-table-cell table:style-name="ce87"/>
          <table:covered-table-cell table:style-name="ce90"/>
          <table:table-cell table:style-name="ce81"/>
          <table:table-cell table:style-name="ce92"/>
          <table:table-cell table:style-name="ce93" table:number-columns-repeated="2"/>
          <table:table-cell/>
          <table:table-cell table:style-name="ce93"/>
          <table:table-cell table:style-name="ce96" office:value-type="string">
            <text:p>Blocked</text:p>
          </table:table-cell>
          <table:table-cell table:style-name="ce96" table:formula="oooc:=COUNTIF([.L$7:.L$977];[.$L3])" office:value-type="float" office:value="0">
            <text:p>0</text:p>
          </table:table-cell>
          <table:table-cell table:style-name="ce96" table:number-columns-repeated="2"/>
          <table:table-cell table:style-name="ce94" table:number-columns-repeated="215"/>
          <table:table-cell table:number-columns-repeated="26"/>
        </table:table-row>
        <table:table-row table:style-name="ro7">
          <table:table-cell table:style-name="ce71"/>
          <table:table-cell table:style-name="ce77" office:value-type="string">
            <text:p>Total Main Cases:</text:p>
          </table:table-cell>
          <table:table-cell table:style-name="ce85" table:formula="oooc:=MAX([.A7:.A960])" office:value-type="float" office:value="2" table:number-columns-spanned="3" table:number-rows-spanned="1">
            <text:p>2</text:p>
          </table:table-cell>
          <table:covered-table-cell table:style-name="ce87"/>
          <table:covered-table-cell table:style-name="ce90"/>
          <table:table-cell table:style-name="ce81"/>
          <table:table-cell table:style-name="ce92"/>
          <table:table-cell table:style-name="ce93" table:number-columns-repeated="2"/>
          <table:table-cell/>
          <table:table-cell table:style-name="ce93"/>
          <table:table-cell table:style-name="ce94" office:value-type="string">
            <text:p>Untested</text:p>
          </table:table-cell>
          <table:table-cell table:style-name="ce96" table:formula="oooc:=COUNTIF([.L$7:.L$977];[.$L4])" office:value-type="float" office:value="0">
            <text:p>0</text:p>
          </table:table-cell>
          <table:table-cell table:style-name="ce96" table:number-columns-repeated="2"/>
          <table:table-cell table:style-name="ce94" table:number-columns-repeated="215"/>
          <table:table-cell table:number-columns-repeated="26"/>
        </table:table-row>
        <table:table-row table:style-name="ro1">
          <table:table-cell table:style-name="ce71"/>
          <table:table-cell table:style-name="ce78"/>
          <table:table-cell table:style-name="ce71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office:value-type="string">
            <text:p>N/A</text:p>
          </table:table-cell>
          <table:table-cell table:style-name="ce96" table:formula="oooc:=COUNTIF([.L$7:.L$977];[.$L5])" office:value-type="float" office:value="0">
            <text:p>0</text:p>
          </table:table-cell>
          <table:table-cell table:style-name="ce96" table:number-columns-repeated="2"/>
          <table:table-cell table:number-columns-repeated="241"/>
        </table:table-row>
        <table:table-row table:style-name="ro7">
          <table:table-cell table:style-name="ce72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2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/>
          <table:table-cell table:style-name="ce97" table:number-columns-repeated="7"/>
          <table:table-cell table:style-name="ce92" table:number-columns-repeated="211"/>
          <table:table-cell table:style-name="ce88" table:number-columns-repeated="26"/>
        </table:table-row>
        <table:table-row table:style-name="ro12">
          <table:table-cell table:style-name="ce98" office:value-type="float" office:value="1">
            <text:p>001</text:p>
          </table:table-cell>
          <table:table-cell table:style-name="ce46" office:value-type="string">
            <text:p>REG_PLF_304_KS_001</text:p>
          </table:table-cell>
          <table:table-cell table:style-name="ce100" office:value-type="float" office:value="1">
            <text:p>001</text:p>
          </table:table-cell>
          <table:table-cell table:style-name="ce65" table:formula="oooc:=[.B7]" office:value-type="string" office:string-value="REG_PLF_304_KS_001">
            <text:p>REG_PLF_304_KS_001</text:p>
          </table:table-cell>
          <table:table-cell table:style-name="ce54" office:value-type="string">
            <text:p>Check The Maximum number of on line users</text:p>
          </table:table-cell>
          <table:table-cell table:style-name="ce81" office:value-type="string">
            <text:p>Step 1: Login with some user</text:p>
          </table:table-cell>
          <table:table-cell table:style-name="ce81" office:value-type="string">
            <text:p>- Login as "john", "mary" and "demo" on three respective browsers.</text:p>
          </table:table-cell>
          <table:table-cell table:style-name="ce81" office:value-type="string">
            <text:p>Login in successfully</text:p>
          </table:table-cell>
          <table:table-cell table:style-name="ce81" office:value-type="string">
            <text:p>Minor</text:p>
          </table:table-cell>
          <table:table-cell table:style-name="ce65" office:value-type="string">
            <text:p>KS-3065</text:p>
            <text:p>CCP_786</text:p>
          </table:table-cell>
          <table:table-cell table:style-name="ce104" office:value-type="string">
            <text:p>The max user in forum is not set properly </text:p>
          </table:table-cell>
          <table:table-cell table:number-columns-repeated="245"/>
        </table:table-row>
        <table:table-row table:style-name="ro7">
          <table:table-cell table:style-name="ce9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6" office:value-type="string">
            <text:p>REG_PLF_304_KS_001</text:p>
          </table:table-cell>
          <table:table-cell table:style-name="ce100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65" table:formula="oooc:=[.B8]" office:value-type="string" office:string-value="REG_PLF_304_KS_001">
            <text:p>REG_PLF_304_KS_001</text:p>
          </table:table-cell>
          <table:table-cell table:style-name="ce101" office:value-type="string">
            <text:p>Check The Maximum number of on line users</text:p>
          </table:table-cell>
          <table:table-cell table:style-name="ce81" office:value-type="string">
            <text:p>Step 2: Check the maximum numbers of on line users</text:p>
          </table:table-cell>
          <table:table-cell table:style-name="ce81" office:value-type="string">
            <text:p>- With each users go to Forum </text:p>
          </table:table-cell>
          <table:table-cell table:style-name="ce81" office:value-type="string">
            <text:p>Show the maximum number of line user </text:p>
          </table:table-cell>
          <table:table-cell table:style-name="ce81" office:value-type="string">
            <text:p>Minor</text:p>
          </table:table-cell>
          <table:table-cell table:style-name="ce81" table:number-columns-repeated="247"/>
        </table:table-row>
        <table:table-row table:style-name="ro7">
          <table:table-cell table:style-name="ce9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6" office:value-type="string">
            <text:p>REG_PLF_304_KS_001</text:p>
          </table:table-cell>
          <table:table-cell table:style-name="ce100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65" table:formula="oooc:=[.B9]" office:value-type="string" office:string-value="REG_PLF_304_KS_001">
            <text:p>REG_PLF_304_KS_001</text:p>
          </table:table-cell>
          <table:table-cell table:style-name="ce101" office:value-type="string">
            <text:p>Check The Maximum number of on line users</text:p>
          </table:table-cell>
          <table:table-cell table:style-name="ce81" office:value-type="string">
            <text:p>Step 3: Check after logout user</text:p>
          </table:table-cell>
          <table:table-cell table:style-name="ce81" office:value-type="string">
            <text:p>- Logout mary</text:p>
          </table:table-cell>
          <table:table-cell table:style-name="ce81" office:value-type="string">
            <text:p>The Number of maximum users will be updated after 2m</text:p>
          </table:table-cell>
          <table:table-cell table:style-name="ce81" office:value-type="string">
            <text:p>Minor</text:p>
          </table:table-cell>
          <table:table-cell table:style-name="ce81" table:number-columns-repeated="247"/>
        </table:table-row>
        <table:table-row table:style-name="ro14">
          <table:table-cell table:style-name="ce98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6" office:value-type="string">
            <text:p>REG_PLF_304_KS_002</text:p>
          </table:table-cell>
          <table:table-cell table:style-name="ce100" office:value-type="float" office:value="1">
            <text:p>001</text:p>
          </table:table-cell>
          <table:table-cell table:style-name="ce65" table:formula="oooc:=[.B10]" office:value-type="string" office:string-value="REG_PLF_304_KS_002">
            <text:p>REG_PLF_304_KS_002</text:p>
          </table:table-cell>
          <table:table-cell table:style-name="ce58" office:value-type="string">
            <text:p>Check French translation in Faq Answer portlet</text:p>
          </table:table-cell>
          <table:table-cell table:style-name="ce81" office:value-type="string">
            <text:p>Step 1: Add new page with FAQ answer portlet</text:p>
          </table:table-cell>
          <table:table-cell table:style-name="ce81" office:value-type="string">
            <text:p>Step 1: Add new page have FAQ answer portlet</text:p>
          </table:table-cell>
          <table:table-cell table:style-name="ce81" office:value-type="string">
            <text:p>Add new page successfully</text:p>
          </table:table-cell>
          <table:table-cell table:style-name="ce81" office:value-type="string">
            <text:p>Minor</text:p>
          </table:table-cell>
          <table:table-cell table:style-name="ce65" office:value-type="string">
            <text:p>KS-3075</text:p>
            <text:p>CCP_796</text:p>
          </table:table-cell>
          <table:table-cell table:style-name="ce104" office:value-type="string">
            <text:p>Problem with French translation in Faq Answer portlet </text:p>
          </table:table-cell>
          <table:table-cell table:style-name="ce81" table:number-columns-repeated="245"/>
        </table:table-row>
        <table:table-row table:style-name="ro14">
          <table:table-cell table:style-name="ce9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6" office:value-type="string">
            <text:p>REG_PLF_304_KS_002</text:p>
          </table:table-cell>
          <table:table-cell table:style-name="ce100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65" table:formula="oooc:=[.B11]" office:value-type="string" office:string-value="REG_PLF_304_KS_002">
            <text:p>REG_PLF_304_KS_002</text:p>
          </table:table-cell>
          <table:table-cell table:style-name="ce91" office:value-type="string">
            <text:p>Check French translation in Faq Answer portlet</text:p>
          </table:table-cell>
          <table:table-cell table:style-name="ce81" office:value-type="string">
            <text:p>Step 2: Check after change to French language in FAQ answer portlet</text:p>
          </table:table-cell>
          <table:table-cell table:style-name="ce81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81" office:value-type="string">
            <text:p>We have "Answers" should be "Réponse"</text:p>
          </table:table-cell>
          <table:table-cell table:style-name="ce81" office:value-type="string">
            <text:p>Minor</text:p>
          </table:table-cell>
          <table:table-cell table:style-name="ce81" table:number-columns-repeated="247"/>
        </table:table-row>
        <table:table-row table:style-name="ro10">
          <table:table-cell table:style-name="ce98"/>
          <table:table-cell table:style-name="ce80"/>
          <table:table-cell table:style-name="ce100"/>
          <table:table-cell table:style-name="ce89"/>
          <table:table-cell table:style-name="ce81" table:number-columns-repeated="252"/>
        </table:table-row>
        <table:table-row table:style-name="ro10">
          <table:table-cell table:style-name="ce98"/>
          <table:table-cell table:style-name="ce46"/>
          <table:table-cell table:style-name="ce100"/>
          <table:table-cell table:style-name="ce89"/>
          <table:table-cell table:style-name="ce54"/>
          <table:table-cell table:style-name="ce81" table:number-columns-repeated="251"/>
        </table:table-row>
        <table:table-row table:style-name="ro10">
          <table:table-cell table:style-name="ce98"/>
          <table:table-cell table:style-name="ce80"/>
          <table:table-cell table:style-name="ce100"/>
          <table:table-cell table:style-name="ce89"/>
          <table:table-cell table:style-name="ce91"/>
          <table:table-cell table:style-name="ce81" table:number-columns-repeated="251"/>
        </table:table-row>
        <table:table-row table:style-name="ro10">
          <table:table-cell table:style-name="ce74"/>
          <table:table-cell table:style-name="ce80"/>
          <table:table-cell table:style-name="ce100"/>
          <table:table-cell table:style-name="ce89"/>
          <table:table-cell table:style-name="ce91"/>
          <table:table-cell table:style-name="ce81" table:number-columns-repeated="251"/>
        </table:table-row>
        <table:table-row table:style-name="ro10">
          <table:table-cell table:style-name="ce74"/>
          <table:table-cell table:style-name="ce46"/>
          <table:table-cell table:style-name="ce86"/>
          <table:table-cell table:style-name="ce89"/>
          <table:table-cell table:style-name="ce54"/>
          <table:table-cell table:style-name="ce81" table:number-columns-repeated="251"/>
        </table:table-row>
        <table:table-row table:style-name="ro10" table:number-rows-repeated="3">
          <table:table-cell table:style-name="ce74"/>
          <table:table-cell table:style-name="ce80"/>
          <table:table-cell table:style-name="ce86"/>
          <table:table-cell table:style-name="ce89"/>
          <table:table-cell table:style-name="ce91"/>
          <table:table-cell table:style-name="ce81" table:number-columns-repeated="251"/>
        </table:table-row>
        <table:table-row table:style-name="ro10" table:number-rows-repeated="11">
          <table:table-cell table:style-name="ce71"/>
          <table:table-cell table:style-name="ce81"/>
          <table:table-cell table:style-name="ce71"/>
          <table:table-cell table:style-name="ce81" table:number-columns-repeated="253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office:forms form:automatic-focus="false" form:apply-design-mode="false"/>
        <table:table-column table:style-name="co15" table:default-cell-style-name="ce112"/>
        <table:table-column table:style-name="co16" table:default-cell-style-name="ce112"/>
        <table:table-column table:style-name="co17" table:default-cell-style-name="ce112"/>
        <table:table-column table:style-name="co18" table:default-cell-style-name="ce112"/>
        <table:table-column table:style-name="co19" table:number-columns-repeated="2" table:default-cell-style-name="ce112"/>
        <table:table-column table:style-name="co20" table:number-columns-repeated="245" table:default-cell-style-name="ce112"/>
        <table:table-column table:style-name="co20" table:number-columns-repeated="4" table:default-cell-style-name="Default"/>
        <table:table-column table:style-name="co12" table:default-cell-style-name="Default"/>
        <table:table-row table:style-name="ro16">
          <table:table-cell table:style-name="ce105" office:value-type="string" table:number-columns-spanned="4" table:number-rows-spanned="2">
            <text:p>KS Regression Tests List</text:p>
          </table:table-cell>
          <table:covered-table-cell table:number-columns-repeated="2" table:style-name="ce105"/>
          <table:covered-table-cell table:style-name="ce120"/>
          <table:table-cell table:style-name="ce120"/>
          <table:table-cell table:style-name="ce118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16">
          <table:covered-table-cell table:number-columns-repeated="3" table:style-name="ce106"/>
          <table:covered-table-cell table:style-name="ce120"/>
          <table:table-cell table:style-name="ce120"/>
          <table:covered-table-cell table:style-name="ce129"/>
          <table:table-cell table:style-name="Default" table:number-columns-repeated="245"/>
          <table:table-cell table:number-columns-repeated="5"/>
        </table:table-row>
        <table:table-row table:style-name="ro17">
          <table:table-cell table:style-name="ce107" office:value-type="string">
            <text:p>Id</text:p>
          </table:table-cell>
          <table:table-cell table:style-name="ce107" office:value-type="string">
            <text:p>Product</text:p>
          </table:table-cell>
          <table:table-cell table:style-name="ce118" office:value-type="string">
            <text:p>Functionality</text:p>
          </table:table-cell>
          <table:table-cell table:style-name="ce118" office:value-type="string">
            <text:p>Bug summary</text:p>
          </table:table-cell>
          <table:table-cell table:style-name="ce118" office:value-type="string">
            <text:p>Product bugID</text:p>
          </table:table-cell>
          <table:covered-table-cell table:style-name="ce129"/>
          <table:table-cell table:style-name="Default" table:number-columns-repeated="245"/>
          <table:table-cell table:number-columns-repeated="5"/>
        </table:table-row>
        <table:table-row table:style-name="ro16">
          <table:table-cell table:style-name="ce108" office:value-type="string" table:number-columns-spanned="6" table:number-rows-spanned="1">
            <text:p>Bugs v.2.1.6</text:p>
          </table:table-cell>
          <table:covered-table-cell table:style-name="ce113"/>
          <table:covered-table-cell table:number-columns-repeated="3" table:style-name="ce119"/>
          <table:covered-table-cell table:style-name="ce130"/>
          <table:table-cell table:style-name="Default" table:number-columns-repeated="245"/>
          <table:table-cell table:number-columns-repeated="5"/>
        </table:table-row>
        <table:table-row table:style-name="ro7">
          <table:table-cell table:style-name="ce46" office:value-type="string">
            <text:p>REG_PLF306_KS_001</text:p>
          </table:table-cell>
          <table:table-cell table:style-name="ce114" office:value-type="string">
            <text:p>KS</text:p>
          </table:table-cell>
          <table:table-cell table:style-name="ce114"/>
          <table:table-cell table:style-name="ce54" office:value-type="string">
            <text:p>Check Popup Resize in Settings form</text:p>
          </table:table-cell>
          <table:table-cell table:style-name="ce63" office:value-type="string">
            <text:p><text:span text:style-name="T2">KS-3407</text:span></text:p>
            <text:p><text:span text:style-name="T2">CCP_835</text:span></text:p>
          </table:table-cell>
          <table:table-cell table:style-name="ce131" table:formula="oooc:=SUMPRODUCT(([Bugs_v2_1_6.B$7:Bugs_v2_1_6.B$931]=[.$A5])*([Bugs_v2_1_6.A$7:Bugs_v2_1_6.A$931]&lt;&gt;&quot;&quot;))" office:value-type="float" office:value="1">
            <text:p>1</text:p>
          </table:table-cell>
          <table:table-cell table:style-name="ce134"/>
          <table:table-cell table:style-name="ce135" table:number-columns-repeated="244"/>
          <table:table-cell table:style-name="ce136" table:number-columns-repeated="5"/>
        </table:table-row>
        <table:table-row table:style-name="ro1">
          <table:table-cell table:style-name="ce108" office:value-type="string" table:number-columns-spanned="6" table:number-rows-spanned="1">
            <text:p>Bugs v.2.1.5</text:p>
          </table:table-cell>
          <table:covered-table-cell table:number-columns-repeated="2" table:style-name="ce115"/>
          <table:covered-table-cell table:number-columns-repeated="2" table:style-name="ce121"/>
          <table:covered-table-cell table:style-name="ce132"/>
          <table:table-cell table:number-columns-repeated="250"/>
        </table:table-row>
        <table:table-row table:style-name="ro7">
          <table:table-cell table:style-name="ce46" office:value-type="string">
            <text:p>REG_PLF_305_KS_001</text:p>
          </table:table-cell>
          <table:table-cell table:style-name="ce116" office:value-type="string">
            <text:p>KS</text:p>
          </table:table-cell>
          <table:table-cell table:style-name="ce116"/>
          <table:table-cell table:style-name="ce55" office:value-type="string">
            <text:p>Check An inactive and/or disapproved question is always visible in FAQ </text:p>
          </table:table-cell>
          <table:table-cell table:style-name="ce63" office:value-type="string">
            <text:p><text:span text:style-name="T2">KS-3035</text:span></text:p>
            <text:p><text:span text:style-name="T2">CCP_638</text:span></text:p>
          </table:table-cell>
          <table:table-cell table:style-name="ce133" table:formula="oooc:=SUMPRODUCT(([Bugs_v2_1_5.B$7:Bugs_v2_1_5.B$931]=[.$A7])*([Bugs_v2_1_5.A$7:Bugs_v2_1_5.A$931]&lt;&gt;&quot;&quot;))" office:value-type="float" office:value="1">
            <text:p>1</text:p>
          </table:table-cell>
          <table:table-cell table:style-name="ce134"/>
          <table:table-cell table:style-name="ce135" table:number-columns-repeated="244"/>
          <table:table-cell table:style-name="ce136" table:number-columns-repeated="5"/>
        </table:table-row>
        <table:table-row table:style-name="ro7">
          <table:table-cell table:style-name="ce46" office:value-type="string">
            <text:p>REG_PLF_305_KS_002</text:p>
          </table:table-cell>
          <table:table-cell table:style-name="ce116" office:value-type="string">
            <text:p>KS</text:p>
          </table:table-cell>
          <table:table-cell table:style-name="ce115"/>
          <table:table-cell table:style-name="ce56" office:value-type="string">
            <text:p>Forum "Private Message" posts are visible in the global activity stream</text:p>
          </table:table-cell>
          <table:table-cell table:style-name="ce63" office:value-type="string">
            <text:p><text:span text:style-name="T2">KS-3160</text:span></text:p>
            <text:p><text:span text:style-name="T2">CCP_855</text:span></text:p>
          </table:table-cell>
          <table:table-cell table:style-name="ce133" table:formula="oooc:=SUMPRODUCT(([Bugs_v2_1_5.B$7:Bugs_v2_1_5.B$931]=[.$A8])*([Bugs_v2_1_5.A$7:Bugs_v2_1_5.A$931]&lt;&gt;&quot;&quot;))" office:value-type="float" office:value="1">
            <text:p>1</text:p>
          </table:table-cell>
          <table:table-cell table:number-columns-repeated="250"/>
        </table:table-row>
        <table:table-row table:style-name="ro7">
          <table:table-cell table:style-name="ce47" office:value-type="string">
            <text:p>REG_PLF_305_KS_003</text:p>
          </table:table-cell>
          <table:table-cell table:style-name="ce116" office:value-type="string">
            <text:p>KS</text:p>
          </table:table-cell>
          <table:table-cell table:style-name="ce115"/>
          <table:table-cell table:style-name="ce57" office:value-type="string">
            <text:p>Check FN/LN display in vote</text:p>
          </table:table-cell>
          <table:table-cell table:style-name="ce64" office:value-type="string">
            <text:p><text:span text:style-name="T3">KS-3214</text:span></text:p>
            <text:p><text:span text:style-name="T3">CCP_888</text:span></text:p>
          </table:table-cell>
          <table:table-cell table:style-name="ce133" table:formula="oooc:=SUMPRODUCT(([Bugs_v2_1_5.B$7:Bugs_v2_1_5.B$931]=[.$A9])*([Bugs_v2_1_5.A$7:Bugs_v2_1_5.A$931]&lt;&gt;&quot;&quot;))" office:value-type="float" office:value="1">
            <text:p>1</text:p>
          </table:table-cell>
          <table:table-cell table:number-columns-repeated="250"/>
        </table:table-row>
        <table:table-row table:style-name="ro7">
          <table:table-cell table:style-name="ce47" office:value-type="string">
            <text:p>REG_PLF_305_KS_004</text:p>
          </table:table-cell>
          <table:table-cell table:style-name="ce116" office:value-type="string">
            <text:p>KS</text:p>
          </table:table-cell>
          <table:table-cell table:style-name="ce115"/>
          <table:table-cell table:style-name="ce57" office:value-type="string">
            <text:p>Polls are visible for all users</text:p>
          </table:table-cell>
          <table:table-cell table:style-name="ce64" office:value-type="string">
            <text:p><text:span text:style-name="T3">KS-3224</text:span></text:p>
            <text:p><text:span text:style-name="T3">CCP_896</text:span></text:p>
          </table:table-cell>
          <table:table-cell table:style-name="ce133" table:formula="oooc:=SUMPRODUCT(([Bugs_v2_1_5.B$7:Bugs_v2_1_5.B$931]=[.$A10])*([Bugs_v2_1_5.A$7:Bugs_v2_1_5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8" office:value-type="string" table:number-columns-spanned="6" table:number-rows-spanned="1">
            <text:p>Bugs v.2.1.4</text:p>
          </table:table-cell>
          <table:covered-table-cell table:number-columns-repeated="2" table:style-name="ce115"/>
          <table:covered-table-cell table:number-columns-repeated="2" table:style-name="ce59"/>
          <table:covered-table-cell table:style-name="ce132"/>
          <table:table-cell table:number-columns-repeated="250"/>
        </table:table-row>
        <table:table-row table:style-name="ro7">
          <table:table-cell table:style-name="ce46" office:value-type="string">
            <text:p>REG_PLF_304_KS_001</text:p>
          </table:table-cell>
          <table:table-cell table:style-name="ce115" office:value-type="string">
            <text:p>KS</text:p>
          </table:table-cell>
          <table:table-cell table:style-name="ce115"/>
          <table:table-cell table:style-name="ce54" office:value-type="string">
            <text:p>Check The Maximum number of on line users</text:p>
          </table:table-cell>
          <table:table-cell table:style-name="ce65" office:value-type="string">
            <text:p>KS-3065</text:p>
            <text:p>CCP_786</text:p>
          </table:table-cell>
          <table:table-cell table:style-name="ce132" table:formula="oooc:=SUMPRODUCT(([Bugs_v2_1_4.B$7:Bugs_v2_1_4.B$931]=[.$A12])*([Bugs_v2_1_4.A$7:Bugs_v2_1_4.A$931]&lt;&gt;&quot;&quot;))" office:value-type="float" office:value="1">
            <text:p>1</text:p>
          </table:table-cell>
          <table:table-cell table:number-columns-repeated="250"/>
        </table:table-row>
        <table:table-row table:style-name="ro7">
          <table:table-cell table:style-name="ce46" office:value-type="string">
            <text:p>REG_PLF_304_KS_002</text:p>
          </table:table-cell>
          <table:table-cell table:style-name="ce115" office:value-type="string">
            <text:p>KS</text:p>
          </table:table-cell>
          <table:table-cell table:style-name="ce115"/>
          <table:table-cell table:style-name="ce58" office:value-type="string">
            <text:p>Check French translation in Faq Answer portlet</text:p>
          </table:table-cell>
          <table:table-cell table:style-name="ce65" office:value-type="string">
            <text:p>KS-3075</text:p>
            <text:p>CCP_796</text:p>
          </table:table-cell>
          <table:table-cell table:style-name="ce132" table:formula="oooc:=SUMPRODUCT(([Bugs_v2_1_4.B$7:Bugs_v2_1_4.B$931]=[.$A13])*([Bugs_v2_1_4.A$7:Bugs_v2_1_4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8" table:number-columns-spanned="6" table:number-rows-spanned="1"/>
          <table:covered-table-cell table:number-columns-repeated="2" table:style-name="ce115"/>
          <table:covered-table-cell table:number-columns-repeated="2" table:style-name="ce59"/>
          <table:covered-table-cell table:style-name="ce132"/>
          <table:table-cell table:number-columns-repeated="250"/>
        </table:table-row>
        <table:table-row table:style-name="ro1">
          <table:table-cell table:style-name="ce109"/>
          <table:table-cell table:style-name="ce115" table:number-columns-repeated="2"/>
          <table:table-cell table:style-name="ce122"/>
          <table:table-cell table:style-name="ce124"/>
          <table:table-cell table:style-name="ce132"/>
          <table:table-cell table:number-columns-repeated="250"/>
        </table:table-row>
        <table:table-row table:style-name="ro1">
          <table:table-cell table:style-name="ce109"/>
          <table:table-cell table:style-name="ce115" table:number-columns-repeated="2"/>
          <table:table-cell table:style-name="ce122"/>
          <table:table-cell table:style-name="ce125"/>
          <table:table-cell table:style-name="ce132"/>
          <table:table-cell table:number-columns-repeated="250"/>
        </table:table-row>
        <table:table-row table:style-name="ro1">
          <table:table-cell table:style-name="ce109"/>
          <table:table-cell table:style-name="Default" table:number-columns-repeated="2"/>
          <table:table-cell table:style-name="ce122"/>
          <table:table-cell table:style-name="ce126"/>
          <table:table-cell table:style-name="ce132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8" table:number-columns-spanned="6" table:number-rows-spanned="1"/>
          <table:covered-table-cell table:number-columns-repeated="2" table:style-name="ce115"/>
          <table:covered-table-cell table:number-columns-repeated="2" table:style-name="ce59"/>
          <table:covered-table-cell table:style-name="ce132"/>
          <table:table-cell table:number-columns-repeated="250"/>
        </table:table-row>
        <table:table-row table:style-name="ro1">
          <table:table-cell table:style-name="ce110"/>
          <table:table-cell table:style-name="Default" table:number-columns-repeated="2"/>
          <table:table-cell table:style-name="ce122"/>
          <table:table-cell table:style-name="ce127"/>
          <table:table-cell table:style-name="ce132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51"/>
          <table:table-cell table:style-name="Default" table:number-columns-repeated="2"/>
          <table:table-cell table:style-name="ce123"/>
          <table:table-cell table:style-name="ce128"/>
          <table:table-cell table:style-name="ce132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51"/>
          <table:table-cell table:style-name="Default" table:number-columns-repeated="2"/>
          <table:table-cell table:style-name="ce122"/>
          <table:table-cell table:style-name="ce128"/>
          <table:table-cell table:style-name="ce132"/>
          <table:table-cell table:style-name="Default" table:number-columns-repeated="245"/>
          <table:table-cell table:number-columns-repeated="5"/>
        </table:table-row>
        <table:table-row table:style-name="ro1" table:number-rows-repeated="2">
          <table:table-cell table:style-name="ce46"/>
          <table:table-cell table:style-name="Default" table:number-columns-repeated="2"/>
          <table:table-cell table:style-name="ce91"/>
          <table:table-cell table:style-name="ce81"/>
          <table:table-cell table:style-name="ce132"/>
          <table:table-cell table:style-name="Default" table:number-columns-repeated="245"/>
          <table:table-cell table:number-columns-repeated="5"/>
        </table:table-row>
        <table:table-row table:style-name="ro18">
          <table:table-cell table:style-name="ce111" office:value-type="string" table:number-columns-spanned="5" table:number-rows-spanned="1">
            <text:p>Total</text:p>
          </table:table-cell>
          <table:covered-table-cell table:number-columns-repeated="3" table:style-name="ce117"/>
          <table:covered-table-cell table:style-name="ce115"/>
          <table:table-cell table:style-name="ce111" table:formula="oooc:=SUM([.F5:.F23])" office:value-type="float" office:value="7">
            <text:p>7</text:p>
          </table:table-cell>
          <table:table-cell table:number-columns-repeated="25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6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6.$G$13" table:expression="$#REF!.$B$7:$H$64"/>
        <table:named-expression table:name="Cont_12" table:base-cell-address="$Bugs_v2_1_6.$G$47" table:expression="$#REF!.$B$73:$H$76"/>
        <table:named-expression table:name="Cont_13" table:base-cell-address="$Bugs_v2_1_5.$A$99" table:expression="$#REF!.$B$77:$H$114"/>
        <table:named-expression table:name="Cont_14" table:base-cell-address="$Bugs_v2_1_6.$B$120" table:expression="$#REF!.$B$115:$H$189"/>
        <table:named-expression table:name="Cont_15" table:base-cell-address="$Bugs_v2_1_6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6.$G$188" table:expression="$#REF!.$B$414:$H$423"/>
        <table:named-expression table:name="Cont_18" table:base-cell-address="$Bugs_v2_1_6.$G$189" table:expression="$#REF!.$B$424:$H$477"/>
        <table:named-expression table:name="Cont_19" table:base-cell-address="$Bugs_v2_1_6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6.$G$273" table:expression="$#REF!.$B$548:$H$564"/>
        <table:named-expression table:name="Cont_22" table:base-cell-address="$Bugs_v2_1_6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2_1_6.$H$14" table:expression="$#REF!.$E$13:$H$14"/>
        <table:named-expression table:name="Add_contact" table:base-cell-address="$Bugs_v2_1_5.$H$9" table:expression="$#REF!.$E$7:$H$9"/>
        <table:named-expression table:name="Share_address" table:base-cell-address="$Bugs_v2_1_6.$H$124" table:expression="$#REF!.$E$113:$H$126"/>
        <table:named-expression table:name="Share_address_togroup" table:base-cell-address="$Bugs_v2_1_6.$H$146" table:expression="$#REF!.$E$139:$H$148"/>
        <table:named-expression table:name="Share_address_touser" table:base-cell-address="$Bugs_v2_1_6.$H$124" table:expression="$#REF!.$E$110:$H$126"/>
        <table:named-expression table:name="Export_address" table:base-cell-address="$Bugs_v2_1_6.$H$174" table:expression="$#REF!.$E$174:$H$176"/>
        <table:named-expression table:name="Share_contact_touser" table:base-cell-address="$Bugs_v2_1_5.$H$450" table:expression="$#REF!.$E$433:$H$444"/>
        <table:named-expression table:name="Share_contact_togroup" table:base-cell-address="$Bugs_v2_1_5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2_1_5.$H$493" table:expression="$#REF!.$E$478:$H$487"/>
        <table:named-expression table:name="Export_contact" table:base-cell-address="$Bugs_v2_1_5.$H$422" table:expression="$#REF!.$E$414:$H$416"/>
        <table:named-expression table:name="Import_address" table:base-cell-address="$Bugs_v2_1_6.$H$213" table:expression="$#REF!.$E$209:$H$212"/>
        <table:named-expression table:name="Move_contact" table:base-cell-address="$Bugs_v2_1_5.$H$118" table:expression="$#REF!.$E$115:$H$118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3">13/10/2011</text:date>, <text:time>14:3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10-13T14:39:31</dc:date>
    <meta:print-date>2008-06-17T00:45:47</meta:print-date>
    <dc:language>en-US</dc:language>
    <meta:editing-cycles>1030</meta:editing-cycles>
    <meta:editing-duration>P15DT4H18M6S</meta:editing-duration>
    <meta:user-defined meta:name="Info 1"/>
    <meta:user-defined meta:name="Info 2"/>
    <meta:user-defined meta:name="Info 3"/>
    <meta:user-defined meta:name="Info 4"/>
    <meta:document-statistic meta:table-count="6" meta:cell-count="434" meta:object-count="1"/>
  </office:meta>
</office:document-meta>
</file>